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17000043E334953407.svm"/>
  <manifest:file-entry manifest:media-type="" manifest:full-path="Pictures/2000000700001FC100001963C41CC2DE.svm"/>
  <manifest:file-entry manifest:media-type="" manifest:full-path="Pictures/200000070000344200001A0DC07770E1.svm"/>
  <manifest:file-entry manifest:media-type="" manifest:full-path="Pictures/200000070000287000001D5B140715F9.svm"/>
  <manifest:file-entry manifest:media-type="" manifest:full-path="Pictures/2000000700001C720000283003DACAD8.svm"/>
  <manifest:file-entry manifest:media-type="" manifest:full-path="Pictures/2000000700002BD3000015D50D271A8C.svm"/>
  <manifest:file-entry manifest:media-type="" manifest:full-path="Pictures/20000007000016D30000213EAC96DD2F.svm"/>
  <manifest:file-entry manifest:media-type="" manifest:full-path="Pictures/2000000700006465000044382151EA76.svm"/>
  <manifest:file-entry manifest:media-type="" manifest:full-path="Pictures/200000070000486F0000354056C27A08.svm"/>
  <manifest:file-entry manifest:media-type="" manifest:full-path="Pictures/20000007000063A700003D1BEE4FF33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erif" svg:font-family="'Noto 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Consolas" fo:font-size="10pt" style:font-name-asian="Consolas" style:font-size-asian="10pt" style:font-name-complex="Consolas" style:font-size-complex="10pt"/>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cm" fo:margin-right="0cm" fo:text-align="justify" style:justify-single-word="false" fo:text-indent="0cm" style:auto-text-indent="false" style:text-autospace="none"/>
      <style:text-properties style:font-name="Consolas" fo:font-size="10pt" fo:font-weight="normal" style:font-name-asian="Consolas" style:font-size-asian="10pt" style:font-weight-asian="normal" style:font-name-complex="Consolas" style:font-size-complex="10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nsolas" fo:font-size="10pt" fo:font-weight="normal" style:font-name-asian="Consolas" style:font-size-asian="10pt" style:font-weight-asian="normal" style:font-name-complex="Consolas"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2pt"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10pt" style:font-name-asian="Consolas" style:font-size-asian="10pt" style:font-name-complex="Consolas" style:font-size-complex="10pt"/>
    </style:style>
    <style:style style:name="P19" style:family="paragraph" style:parent-style-name="Standard">
      <style:paragraph-properties fo:margin-left="0cm" fo:margin-right="0cm" fo:text-align="justify" style:justify-single-word="false" fo:text-indent="0cm" style:auto-text-indent="false" style:text-autospace="none"/>
      <style:text-properties fo:color="#646464"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8pt" style:font-name-asian="Consolas" style:font-size-asian="8pt" style:font-name-complex="Consolas"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2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2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2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3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ff0032"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ff0032"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c832"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6" style:family="paragraph" style:parent-style-name="Standard">
      <style:paragraph-properties fo:margin-left="0cm" fo:margin-right="0cm" fo:text-align="justify" style:justify-single-word="false" fo:text-indent="0cm" style:auto-text-indent="false" fo:background-color="transparent" style:text-autospace="none">
        <style:background-image/>
      </style:paragraph-properties>
      <style:text-properties style:use-window-font-color="true" style:font-name="Times New Roman" fo:font-size="12pt" style:font-size-asian="12pt" style:font-size-complex="12pt"/>
    </style:style>
    <style:style style:name="P37" style:family="paragraph" style:parent-style-name="Text_20_body">
      <style:paragraph-properties fo:margin-left="0cm" fo:margin-right="0cm" fo:text-align="justify"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8" style:family="paragraph" style:parent-style-name="Standard">
      <style:paragraph-properties fo:text-align="justify" style:justify-single-word="false"/>
      <style:text-properties fo:font-weight="normal" style:font-weight-asian="normal" style:font-weight-complex="normal"/>
    </style:style>
    <style:style style:name="P39" style:family="paragraph" style:parent-style-name="Standard" style:list-style-name="L1">
      <style:paragraph-properties fo:text-align="justify" style:justify-single-word="false"/>
      <style:text-properties fo:font-weight="normal" style:font-weight-asian="normal" style:font-weight-complex="normal"/>
    </style:style>
    <style:style style:name="P40" style:family="paragraph" style:parent-style-name="Standard">
      <style:text-properties style:font-name="Consolas" fo:font-size="10pt" style:font-name-asian="Consolas" style:font-size-asian="10pt" style:font-name-complex="Consolas" style:font-size-complex="10pt"/>
    </style:style>
    <style:style style:name="P4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color="#ff950e" fo:font-size="14pt" fo:font-weight="bold" style:font-size-asian="14pt" style:font-weight-asian="bold" style:font-size-complex="14pt"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italic" fo:font-weight="bold" style:font-name-asian="Consolas" style:font-size-asian="12pt" style:font-style-asian="italic" style:font-weight-asian="bold" style:font-name-complex="Consolas" style:font-size-complex="12pt" style:font-style-complex="italic"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normal" style:text-underline-style="solid" style:text-underline-width="auto" style:text-underline-color="font-color" fo:font-weight="bold" style:font-name-asian="Consolas" style:font-size-asian="12pt" style:font-style-asian="normal" style:font-weight-asian="bold" style:font-name-complex="Consolas" style:font-size-complex="12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style:text-underline-style="solid" style:text-underline-width="auto" style:text-underline-color="font-color" fo:font-weight="bold" style:font-name-asian="Consolas" style:font-size-asian="14pt" style:font-weight-asian="bold" style:font-name-complex="Consolas" style:font-size-complex="14pt"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name-asian="Consolas" style:font-size-asian="12pt" style:font-name-complex="Consolas" style:font-size-complex="12pt"/>
    </style:style>
    <style:style style:name="P6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Consolas" style:font-size-asian="12pt" style:font-name-complex="Consolas" style:font-size-complex="12pt"/>
    </style:style>
    <style:style style:name="P6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fo:font-style="normal" style:font-name-asian="Consolas" style:font-size-asian="12pt" style:font-style-asian="normal" style:font-name-complex="Consolas" style:font-size-complex="12pt" style:font-style-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10pt" style:font-name-asian="Consolas" style:font-size-asian="10pt" style:font-name-complex="Consolas" style:font-size-complex="10pt"/>
    </style:style>
    <style:style style:name="P63" style:family="paragraph" style:parent-style-name="Standard" style:list-style-name="">
      <style:paragraph-properties fo:margin-left="0cm" fo:margin-right="0cm" fo:text-align="start" style:justify-single-word="false" fo:text-indent="0cm" style:auto-text-indent="false" style:text-autospace="none"/>
      <style:text-properties fo:color="#646464" style:font-name="Consolas" fo:font-size="10pt" style:font-name-asian="Consolas" style:font-size-asian="10pt" style:font-name-complex="Consolas"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646464" style:font-name="Consolas" fo:font-size="10pt" fo:letter-spacing="normal" fo:font-style="normal" fo:font-weight="normal" style:font-name-asian="Consolas" style:font-size-asian="10pt" style:font-name-complex="Consolas"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style>
    <style:style style:name="P69" style:family="paragraph" style:parent-style-name="Standard" style:list-style-name="">
      <style:paragraph-properties fo:margin-left="0cm" fo:margin-right="0cm" fo:text-align="start" style:justify-single-word="false" fo:text-indent="0cm" style:auto-text-indent="false" style:text-autospace="none"/>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71" style:family="paragraph" style:parent-style-name="Standard" style:list-style-name="">
      <style:paragraph-properties fo:margin-left="0cm" fo:margin-right="0cm" fo:text-align="start" style:justify-single-word="false" fo:text-indent="0cm" style:auto-text-indent="false" style:text-autospace="none"/>
      <style:text-properties fo:color="#ff0032" style:font-name="Consolas" fo:font-size="10pt" style:font-name-asian="Consolas" style:font-size-asian="10pt" style:font-name-complex="Consolas" style:font-size-complex="10pt"/>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ff0032" style:font-name="Consolas" fo:font-size="10pt" fo:font-weight="normal" style:font-name-asian="Consolas" style:font-size-asian="10pt" style:font-weight-asian="normal" style:font-name-complex="Consolas" style:font-size-complex="10pt" style:font-weight-complex="normal"/>
    </style:style>
    <style:style style:name="P73" style:family="paragraph" style:parent-style-name="Standard" style:list-style-name="">
      <style:paragraph-properties fo:margin-left="0cm" fo:margin-right="0cm" fo:text-align="start" style:justify-single-word="false" fo:text-indent="0cm" style:auto-text-indent="false" style:text-autospace="none"/>
      <style:text-properties fo:color="#00c832" style:font-name="Consolas" fo:font-size="10pt" style:font-name-asian="Consolas" style:font-size-asian="10pt" style:font-name-complex="Consolas" style:font-size-complex="10pt"/>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ff950e" style:font-name="Times New Roman" fo:font-size="14pt" fo:font-weight="bold" style:font-name-asian="Consolas" style:font-size-asian="14pt" style:font-weight-asian="bold" style:font-name-complex="Consolas" style:font-size-complex="14pt" style:font-weight-complex="bold"/>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ff950e" style:font-name="Times New Roman" fo:font-size="14pt" style:font-name-asian="Consolas" style:font-size-asian="14pt" style:font-name-complex="Consolas" style:font-size-complex="14pt"/>
    </style:style>
    <style:style style:name="P76" style:family="paragraph" style:parent-style-name="Standard">
      <style:paragraph-properties fo:margin-left="0cm" fo:margin-right="0cm" fo:text-align="justify" style:justify-single-word="false" fo:text-indent="0cm" style:auto-text-indent="false" fo:background-color="transparent" style:text-autospace="none">
        <style:background-image/>
      </style:paragraph-properties>
      <style:text-properties style:use-window-font-color="true" style:font-name="Times New Roman" fo:font-size="12pt" style:font-name-asian="Consolas" style:font-size-asian="12pt" style:font-name-complex="Consolas" style:font-size-complex="12pt"/>
    </style:style>
    <style:style style:name="P77" style:family="paragraph" style:parent-style-name="Text_20_body" style:list-style-name="L2">
      <style:paragraph-properties fo:margin-top="0cm" fo:margin-bottom="0.265cm" fo:orphans="2" fo:widows="2"/>
      <style:text-properties fo:font-variant="normal" fo:text-transform="none" fo:color="#333333" style:font-name="Times New Roman" fo:font-size="12pt" fo:letter-spacing="normal" fo:font-style="normal" fo:font-weight="normal" style:font-size-asian="12pt" style:font-size-complex="12pt"/>
    </style:style>
    <style:style style:name="P78" style:family="paragraph" style:parent-style-name="Text_20_body" style:list-style-name="L2">
      <style:paragraph-properties fo:margin-left="0cm" fo:margin-right="0cm" fo:margin-top="0cm" fo:margin-bottom="0.265cm" fo:text-align="justify" style:justify-single-word="false" fo:orphans="2" fo:widows="2" fo:text-indent="0cm" style:auto-text-indent="false" fo:padding="0cm" fo:border="none" style:text-autospace="none"/>
      <style:text-properties fo:color="#000000" style:font-name="Times New Roman" fo:font-size="12pt" style:font-name-asian="Consolas" style:font-size-asian="12pt" style:font-name-complex="Consolas"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fo:font-weight="normal" style:font-name-asian="Consolas" style:font-weight-asian="normal" style:font-name-complex="Consolas" style:font-weight-complex="normal"/>
    </style:style>
    <style:style style:name="T6" style:family="text">
      <style:text-properties fo:color="#000000" style:text-underline-style="solid" style:text-underline-width="auto" style:text-underline-color="font-color"/>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000000" fo:font-style="italic" style:font-style-asian="italic" style:font-style-complex="italic"/>
    </style:style>
    <style:style style:name="T9" style:family="text">
      <style:text-properties fo:color="#000000" fo:font-style="italic" style:font-name-asian="Consolas" style:font-style-asian="italic" style:font-name-complex="Consolas" style:font-style-complex="italic"/>
    </style:style>
    <style:style style:name="T10" style:family="text">
      <style:text-properties fo:color="#000000" style:font-name-asian="Consolas" style:font-name-complex="Consolas"/>
    </style:style>
    <style:style style:name="T11" style:family="text">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T12" style:family="text">
      <style:text-properties fo:color="#000000" fo:font-weight="bold" style:font-name-asian="Consolas" style:font-weight-asian="bold" style:font-name-complex="Consolas" style:font-weight-complex="bold"/>
    </style:style>
    <style:style style:name="T13" style:family="text">
      <style:text-properties fo:color="#008080"/>
    </style:style>
    <style:style style:name="T14" style:family="text">
      <style:text-properties fo:color="#008080" fo:font-weight="normal" style:font-weight-asian="normal" style:font-weight-complex="normal"/>
    </style:style>
    <style:style style:name="T15" style:family="text">
      <style:text-properties fo:color="#008080" style:font-name="Consolas" fo:font-size="10pt" style:font-name-asian="Consolas" style:font-size-asian="10pt" style:font-name-complex="Consolas" style:font-size-complex="10pt"/>
    </style:style>
    <style:style style:name="T16" style:family="text">
      <style:text-properties fo:color="#008080" style:font-name-asian="Consolas" style:font-name-complex="Consolas"/>
    </style:style>
    <style:style style:name="T17" style:family="text">
      <style:text-properties fo:color="#3f7f7f"/>
    </style:style>
    <style:style style:name="T18" style:family="text">
      <style:text-properties fo:color="#3f7f7f" fo:font-weight="normal" style:font-weight-asian="normal" style:font-weight-complex="normal"/>
    </style:style>
    <style:style style:name="T19" style:family="text">
      <style:text-properties fo:color="#3f7f7f" style:font-name="Consolas" fo:font-size="10pt" style:font-name-asian="Consolas" style:font-size-asian="10pt" style:font-name-complex="Consolas" style:font-size-complex="10pt"/>
    </style:style>
    <style:style style:name="T20" style:family="text">
      <style:text-properties fo:color="#3f7f7f" style:font-name-asian="Consolas" style:font-name-complex="Consolas"/>
    </style:style>
    <style:style style:name="T21" style:family="text">
      <style:text-properties fo:color="#3f5fbf"/>
    </style:style>
    <style:style style:name="T22" style:family="text">
      <style:text-properties fo:color="#3f5fbf" style:text-underline-style="solid" style:text-underline-width="auto" style:text-underline-color="font-color"/>
    </style:style>
    <style:style style:name="T23" style:family="text">
      <style:text-properties fo:color="#3f5fbf" style:font-name-asian="Consolas" style:font-name-complex="Consolas"/>
    </style:style>
    <style:style style:name="T24" style:family="text">
      <style:text-properties fo:color="#3f5fbf" style:text-underline-style="none" style:font-name-asian="Consolas" style:font-name-complex="Consolas"/>
    </style:style>
    <style:style style:name="T25" style:family="text">
      <style:text-properties fo:color="#3f5fbf" fo:font-weight="normal" style:font-name-asian="Consolas" style:font-weight-asian="normal" style:font-name-complex="Consolas" style:font-weight-complex="normal"/>
    </style:style>
    <style:style style:name="T26" style:family="text">
      <style:text-properties style:font-name-asian="Consolas" style:font-name-complex="Consolas"/>
    </style:style>
    <style:style style:name="T27" style:family="text">
      <style:text-properties fo:color="#646464"/>
    </style:style>
    <style:style style:name="T28" style:family="text">
      <style:text-properties fo:color="#646464" style:font-name="Consolas" fo:font-size="10pt" style:font-name-asian="Consolas" style:font-size-asian="10pt" style:font-name-complex="Consolas" style:font-size-complex="10pt"/>
    </style:style>
    <style:style style:name="T29" style:family="text">
      <style:text-properties fo:color="#646464" style:font-name="Consolas" fo:font-size="10pt" style:font-size-asian="10pt" style:font-size-complex="10pt"/>
    </style:style>
    <style:style style:name="T30" style:family="text">
      <style:text-properties fo:color="#646464" fo:font-style="normal" fo:font-weight="normal" style:font-style-asian="normal" style:font-weight-asian="normal" style:font-style-complex="normal" style:font-weight-complex="normal"/>
    </style:style>
    <style:style style:name="T31" style:family="text">
      <style:text-properties fo:color="#646464" fo:font-weight="bold" style:font-weight-asian="bold" style:font-weight-complex="bold"/>
    </style:style>
    <style:style style:name="T32" style:family="text">
      <style:text-properties fo:color="#646464" style:font-name="Times New Roman" fo:font-size="12pt" fo:font-weight="normal" style:font-size-asian="12pt" style:font-weight-asian="normal" style:font-size-complex="12pt" style:font-weight-complex="normal"/>
    </style:style>
    <style:style style:name="T33" style:family="text">
      <style:text-properties fo:color="#646464" fo:font-weight="normal" style:font-weight-asian="normal" style:font-weight-complex="normal"/>
    </style:style>
    <style:style style:name="T34" style:family="text">
      <style:text-properties fo:color="#7f0055" fo:font-weight="bold" style:font-weight-asian="bold" style:font-weight-complex="bold"/>
    </style:style>
    <style:style style:name="T35" style:family="text">
      <style:text-properties fo:color="#7f0055" style:text-underline-style="solid" style:text-underline-width="auto" style:text-underline-color="font-color" fo:font-weight="bold" style:font-weight-asian="bold" style:font-weight-complex="bold"/>
    </style:style>
    <style:style style:name="T36" style:family="text">
      <style:text-properties fo:color="#6a3e3e"/>
    </style:style>
    <style:style style:name="T37" style:family="text">
      <style:text-properties fo:color="#00c832"/>
    </style:style>
    <style:style style:name="T38" style:family="text">
      <style:text-properties fo:color="#00c832" style:font-name="Consolas" fo:font-size="10pt" style:font-name-asian="Consolas" style:font-size-asian="10pt" style:font-name-complex="Consolas" style:font-size-complex="10pt"/>
    </style:style>
    <style:style style:name="T39" style:family="text">
      <style:text-properties fo:color="#00c832" style:font-name-asian="Consolas" style:font-name-complex="Consolas"/>
    </style:style>
    <style:style style:name="T40" style:family="text">
      <style:text-properties fo:color="#094f05" fo:font-weight="bold" style:font-weight-asian="bold" style:font-weight-complex="bold"/>
    </style:style>
    <style:style style:name="T41" style:family="text">
      <style:text-properties fo:color="#ff0032"/>
    </style:style>
    <style:style style:name="T42" style:family="text">
      <style:text-properties fo:color="#2a00ff"/>
    </style:style>
    <style:style style:name="T43" style:family="text">
      <style:text-properties fo:color="#2a00ff" fo:font-style="normal" fo:font-weight="normal" style:font-style-asian="normal" style:font-weight-asian="normal" style:font-style-complex="normal" style:font-weight-complex="normal"/>
    </style:style>
    <style:style style:name="T44" style:family="text">
      <style:text-properties fo:color="#2a00ff" style:text-underline-style="solid" style:text-underline-width="auto" style:text-underline-color="font-color"/>
    </style:style>
    <style:style style:name="T45" style:family="text">
      <style:text-properties fo:color="#2a00ff" fo:font-weight="bold" style:font-weight-asian="bold" style:font-weight-complex="bold"/>
    </style:style>
    <style:style style:name="T46" style:family="text">
      <style:text-properties fo:color="#0000c0"/>
    </style:style>
    <style:style style:name="T47" style:family="text">
      <style:text-properties fo:color="#0000c0" fo:font-style="italic" fo:font-weight="bold" style:font-style-asian="italic" style:font-weight-asian="bold" style:font-style-complex="italic" style:font-weight-complex="bold"/>
    </style:style>
    <style:style style:name="T48"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color="#0000c0" style:text-underline-style="solid" style:text-underline-width="auto" style:text-underline-color="font-color"/>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weight="bold" style:font-size-asian="12pt" style:font-weight-asian="bold" style:font-size-complex="12pt" style:font-weight-complex="bold"/>
    </style:style>
    <style:style style:name="T57" style:family="text">
      <style:text-properties style:font-name="Times New Roman" fo:font-size="12pt" style:font-size-asian="12pt" style:font-size-complex="12pt"/>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fo:color="#3f7f5f"/>
    </style:style>
    <style:style style:name="T60" style:family="text">
      <style:text-properties fo:color="#3f7f5f" style:text-underline-style="solid" style:text-underline-width="auto" style:text-underline-color="font-color"/>
    </style:style>
    <style:style style:name="T61" style:family="text">
      <style:text-properties style:use-window-font-color="true"/>
    </style:style>
    <style:style style:name="T62" style:family="text">
      <style:text-properties style:use-window-font-color="true" fo:font-style="italic" style:font-style-asian="italic" style:font-style-complex="italic"/>
    </style:style>
    <style:style style:name="T63" style:family="text">
      <style:text-properties style:use-window-font-color="true" fo:font-weight="bold" style:font-weight-asian="bold" style:font-weight-complex="bold"/>
    </style:style>
    <style:style style:name="T64" style:family="text">
      <style:text-properties style:use-window-font-color="true" style:font-name="Times New Roman"/>
    </style:style>
    <style:style style:name="T65" style:family="text">
      <style:text-properties style:use-window-font-color="true" style:font-name="Times New Roman" fo:letter-spacing="normal"/>
    </style:style>
    <style:style style:name="T66" style:family="text">
      <style:text-properties style:use-window-font-color="true" style:font-name="Times New Roman" fo:font-weight="bold" style:font-weight-asian="bold" style:font-weight-complex="bold"/>
    </style:style>
    <style:style style:name="T67" style:family="text">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font-variant="normal" fo:text-transform="none" fo:color="#646464" style:font-name="Consolas" fo:font-size="10pt" fo:letter-spacing="normal" fo:font-style="normal" fo:font-weight="normal" style:font-size-asian="10pt" style:font-size-complex="10pt"/>
    </style:style>
    <style:style style:name="T69" style:family="text">
      <style:text-properties fo:font-variant="normal" fo:text-transform="none" fo:color="#111111" fo:letter-spacing="normal" fo:font-style="normal" fo:font-weight="normal"/>
    </style:style>
    <style:style style:name="T70" style:family="text">
      <style:text-properties fo:font-variant="normal" fo:text-transform="none" fo:color="#111111" fo:letter-spacing="normal" fo:font-style="normal" style:text-underline-style="none" fo:font-weight="normal"/>
    </style:style>
    <style:style style:name="T71" style:family="text">
      <style:text-properties fo:font-variant="normal" fo:text-transform="none" style:use-window-font-color="true" fo:letter-spacing="normal" fo:font-style="normal" fo:font-weight="normal"/>
    </style:style>
    <style:style style:name="T72" style:family="text">
      <style:text-properties fo:font-variant="normal" fo:text-transform="none" style:use-window-font-color="true" fo:letter-spacing="normal" fo:font-style="normal" style:text-underline-style="none" fo:font-weight="normal" fo:background-color="transparent" style:font-weight-asian="normal" style:font-weight-complex="normal"/>
    </style:style>
    <style:style style:name="T73" style:family="text">
      <style:text-properties fo:font-variant="normal" fo:text-transform="none" style:use-window-font-color="true" fo:letter-spacing="normal" fo:font-style="normal" fo:font-weight="bold" style:font-weight-asian="bold" style:font-weight-complex="bold"/>
    </style:style>
    <style:style style:name="T74" style:family="text">
      <style:text-properties fo:font-variant="normal" fo:text-transform="none" style:use-window-font-color="true" style:font-name="Times New Roman" fo:letter-spacing="normal"/>
    </style:style>
    <style:style style:name="T75" style:family="text">
      <style:text-properties fo:font-variant="normal" fo:text-transform="none" style:use-window-font-color="true" style:font-name="Times New Roman" fo:letter-spacing="normal" fo:font-style="normal" fo:font-weight="bold"/>
    </style:style>
    <style:style style:name="T76" style:family="text">
      <style:text-properties fo:font-variant="normal" fo:text-transform="none" style:use-window-font-color="true" style:font-name="Times New Roman" fo:letter-spacing="normal" fo:font-weight="bold"/>
    </style:style>
    <style:style style:name="T77" style:family="text">
      <style:text-properties fo:font-variant="normal" fo:text-transform="none" fo:color="#333333" style:font-name="Times New Roman" fo:font-size="12pt" fo:letter-spacing="normal" fo:font-style="normal" fo:font-weight="normal" style:font-size-asian="12pt" style:font-size-complex="12pt"/>
    </style:style>
    <style:style style:name="T78" style:family="text">
      <style:text-properties fo:font-variant="normal" fo:text-transform="none" fo:color="#333333" style:font-name="Times New Roman" fo:font-size="12pt" fo:letter-spacing="normal" fo:font-style="normal" fo:font-weight="bold" style:font-size-asian="12pt" style:font-size-complex="12pt"/>
    </style:style>
    <style:style style:name="T79" style:family="text">
      <style:text-properties fo:font-variant="normal" fo:text-transform="none" fo:color="#333333" fo:letter-spacing="normal" fo:font-style="normal" fo:font-weight="normal"/>
    </style:style>
    <style:style style:name="T80" style:family="text">
      <style:text-properties fo:font-variant="normal" fo:text-transform="none" fo:color="#c7254e" style:font-name="Times New Roman" fo:letter-spacing="normal" fo:font-style="normal" fo:font-weight="normal" fo:background-color="#f9f2f4"/>
    </style:style>
    <style:style style:name="T81" style:family="text">
      <style:text-properties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af00f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ueba de concepto [PoC] Spring Cloud Netflix OSS. (1/5)</text:p>
      <text:p text:style-name="P2"/>
      <text:p text:style-name="P42">1.Análisis e introducción</text:p>
      <text:p text:style-name="P2"/>
      <text:p text:style-name="P4">Antes de nada, para llegar a entender lo mejor posible la prueba de concepto habrá que haber pasado más o menos el siguiente proceso (en mi caso ha sido así).</text:p>
      <text:p text:style-name="P4"/>
      <text:list xml:id="list8812123688355103412" text:style-name="L1">
        <text:list-item>
          <text:p text:style-name="P39">He programado en JAVA con Spring</text:p>
        </text:list-item>
        <text:list-item>
          <text:p text:style-name="P39">Conocer Spring Boot. </text:p>
        </text:list-item>
        <text:list-item>
          <text:p text:style-name="P39">He leído documentación <text:s/>relativa al desarrollo de arquitecturas con microservicios. </text:p>
        </text:list-item>
      </text:list>
      <text:p text:style-name="P4"/>
      <text:p text:style-name="P4">Aquí dejo algunos de los enlaces que me parecen interesantes y que a mi me han orientado bastante:</text:p>
      <text:p text:style-name="P4"/>
      <text:p text:style-name="P4">En todo caso, hay mucha documentación.</text:p>
      <text:p text:style-name="P4"/>
      <text:p text:style-name="P7">TEÓRICOS</text:p>
      <text:p text:style-name="P4"><text:a xlink:type="simple" xlink:href="http://projects.spring.io/spring-cloud/spring-cloud.html" text:style-name="Internet_20_link" text:visited-style-name="Visited_20_Internet_20_Link">http://projects.spring.io/spring-cloud/spring-cloud.html</text:a></text:p>
      <text:p text:style-name="P4">[Documentación oficial]</text:p>
      <text:p text:style-name="P4"/>
      <text:p text:style-name="P4"><text:a xlink:type="simple" xlink:href="https://martinfowler.com/articles/microservices.html" text:style-name="Internet_20_link" text:visited-style-name="Visited_20_Internet_20_Link">https://martinfowler.com/articles/microservices.html</text:a></text:p>
      <text:p text:style-name="P4"><text:a xlink:type="simple" xlink:href="https://martinfowler.com/articles/microservices.html%5BTeórico" text:style-name="Internet_20_link" text:visited-style-name="Visited_20_Internet_20_Link">[</text:a>Teórico y conceptual]</text:p>
      <text:p text:style-name="P4"/>
      <text:p text:style-name="P4"><text:a xlink:type="simple" xlink:href="https://www.paradigmadigital.com/dev/quien-es-quien-en-la-arquitectura-de-microservicios-spring-cloud-12/" text:style-name="Internet_20_link" text:visited-style-name="Visited_20_Internet_20_Link">https://www.paradigmadigital.com/dev/quien-es-quien-en-la-arquitectura-de-microservicios-spring-cloud-12/</text:a></text:p>
      <text:p text:style-name="P4">[Dos post muy teóricos pero muy explicativos de los componentes de la arquitectura Netflix]</text:p>
      <text:p text:style-name="P4">[El que más he seguido en mi caso] además el chico que ha documentado estos post tiene un video colgado: <text:a xlink:type="simple" xlink:href="https://www.youtube.com/watch?v=uWWKQhpGWPw" text:style-name="Internet_20_link" text:visited-style-name="Visited_20_Internet_20_Link">https://www.youtube.com/watch?v=uWWKQhpGWPw</text:a> [Meetup]</text:p>
      <text:p text:style-name="P4"/>
      <text:p text:style-name="P4"><text:a xlink:type="simple" xlink:href="https://www.paradigmadigital.com/tag/eureka/" text:style-name="Internet_20_link" text:visited-style-name="Visited_20_Internet_20_Link">https://www.paradigmadigital.com/tag/eureka/</text:a></text:p>
      <text:p text:style-name="P4"/>
      <text:p text:style-name="P4"/>
      <text:p text:style-name="P7">PRÁCTICOS</text:p>
      <text:p text:style-name="P4"><text:a xlink:type="simple" xlink:href="http://enmilocalfunciona.io/arquitectura-microservicios-1/" text:style-name="Internet_20_link" text:visited-style-name="Visited_20_Internet_20_Link">http://enmilocalfunciona.io/arquitectura-microservicios-1/</text:a> </text:p>
      <text:p text:style-name="P4">[Y los post que le siguen que son hasta 5, nos va contando como se va construyendo dicha arquitectura y los componentes de la misma. ATSISTEMAS]</text:p>
      <text:p text:style-name="P4"/>
      <text:p text:style-name="P4"><text:a xlink:type="simple" xlink:href="http://www.robertocrespo.net/" text:style-name="Internet_20_link" text:visited-style-name="Visited_20_Internet_20_Link">http://www.robertocrespo.net/</text:a></text:p>
      <text:p text:style-name="P4">[En el blog encontraremos ejemplos muy didácticos ]</text:p>
      <text:p text:style-name="P4"/>
      <text:p text:style-name="P4">Después de documentarme y explorar, me puse como objetivo lo siguiente:</text:p>
      <text:p text:style-name="P4"/>
      <text:p text:style-name="P5"><text:span text:style-name="T1">Crear dos microservicios funcionales. Uno productor, al cual he llamado </text:span><text:span text:style-name="T2">BackMS</text:span><text:span text:style-name="T1"> y otro consumidor </text:span><text:span text:style-name="T2">FrontMS</text:span><text:span text:style-name="T1">. Y que desde </text:span><text:span text:style-name="T2">FrontMS</text:span><text:span text:style-name="T1"> fuera capaz de consumir un servicio rest en </text:span><text:span text:style-name="T2">BackMS</text:span><text:span text:style-name="T1">, recoger la información y pintarla.</text:span></text:p>
      <text:p text:style-name="P4"/>
      <text:p text:style-name="P4">Tanto los microservicios estructurales (los que forman parte de la arquitectura) como los funcionales (nuestro desarrollo de negocio) los he desplegado en localhost escuchando en distintos puertos. </text:p>
      <text:p text:style-name="P4"/>
      <text:p text:style-name="P4">Lo ideal sería desplegar los microservicios en un sistema de contenedores Docker...pero de momento el objetivo es otro.</text:p>
      <text:p text:style-name="P4"/>
      <text:p text:style-name="P4"><text:soft-page-break/>A grandes rasgos se va a representar este esquema:</text:p>
      <text:p text:style-name="P4"/>
      <text:p text:style-name="P4"><draw:frame draw:style-name="fr6" draw:name="gráficos10" text:anchor-type="paragraph" svg:width="17cm" svg:height="12.495cm" draw:z-index="9"><draw:image xlink:href="Pictures/200000070000486F0000354056C27A08.svm" xlink:type="simple" xlink:show="embed" xlink:actuate="onLoad"/></draw:frame></text:p>
      <text:p text:style-name="P4"/>
      <text:p text:style-name="P4"/>
      <text:p text:style-name="P4">El proyecto se puede descargar en GITHUB:</text:p>
      <text:p text:style-name="P4"/>
      <text:p text:style-name="P4"><text:a xlink:type="simple" xlink:href="https://github.com/MartinDeLa83/SpringCloudEjemplo" text:style-name="Internet_20_link" text:visited-style-name="Visited_20_Internet_20_Link">https://github.com/MartinDeLa83/SpringCloudEjemplo</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3">Prueba de concepto [PoC] Spring Cloud Netflix OSS. (2/5)</text:p>
      <text:p text:style-name="P3"/>
      <text:p text:style-name="P41">2.Creación del servicio de descubrimiento Eureka</text:p>
      <text:p text:style-name="P1"/>
      <text:p text:style-name="P5"><text:span text:style-name="T1">Lo primero es crear nuestro servidor de registro </text:span><text:span text:style-name="T2">Eureka</text:span><text:span text:style-name="T1">. En donde se registrarán las diferentes instancias de nuestros microservicios.</text:span></text:p>
      <text:p text:style-name="P3"/>
      <text:p text:style-name="Standard"><text:span text:style-name="T1">Creamos un proyecto </text:span><text:span text:style-name="T2">spring boot</text:span><text:span text:style-name="T1">: </text:span><text:span text:style-name="T2">ServicioDescubrimientoMS</text:span></text:p>
      <text:p text:style-name="P3"><draw:frame draw:style-name="fr1" draw:name="gráficos1" text:anchor-type="paragraph" svg:y="0.794cm" svg:width="8.13cm" svg:height="6.498cm" draw:z-index="0"><draw:image xlink:href="Pictures/2000000700001FC100001963C41CC2DE.svm" xlink:type="simple" xlink:show="embed" xlink:actuate="onLoad"/></draw:frame></text:p>
      <text:p text:style-name="P3"/>
      <text:p text:style-name="Standard"><text:span text:style-name="T1">Vamos a agregar al </text:span><text:span text:style-name="T2">pom.xml</text:span><text:span text:style-name="T1"> lo necesario que se necesita para montar nuestro servidor de registro Eureka:</text:span></text:p>
      <text:p text:style-name="Standard"/>
      <text:p text:style-name="P6"><text:span text:style-name="T4"><text:tab/></text:span><text:span text:style-name="T14">&lt;</text:span><text:span text:style-name="T18">dependencyManagement</text:span><text:span text:style-name="T14">&gt;</text:span></text:p>
      <text:p text:style-name="P8"><text:span text:style-name="T3"><text:tab/><text:tab/></text:span><text:span text:style-name="T13">&lt;</text:span><text:span text:style-name="T17">dependencies</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pan text:style-name="T3"><text:tab/><text:tab/><text:tab/><text:tab/></text:span><text:span text:style-name="T13">&lt;</text:span><text:span text:style-name="T17">artifactId</text:span><text:span text:style-name="T13">&gt;</text:span><text:span text:style-name="T3">spring-cloud-dependencies</text:span><text:span text:style-name="T13">&lt;/</text:span><text:span text:style-name="T17">artifactId</text:span><text:span text:style-name="T13">&gt;</text:span></text:p>
      <text:p text:style-name="P8"><text:span text:style-name="T3"><text:tab/><text:tab/><text:tab/><text:tab/></text:span><text:span text:style-name="T13">&lt;</text:span><text:span text:style-name="T17">version</text:span><text:span text:style-name="T13">&gt;</text:span><text:span text:style-name="T3">Camden.SR5</text:span><text:span text:style-name="T13">&lt;/</text:span><text:span text:style-name="T17">version</text:span><text:span text:style-name="T13">&gt;</text:span></text:p>
      <text:p text:style-name="P8"><text:span text:style-name="T3"><text:tab/><text:tab/><text:tab/><text:tab/></text:span><text:span text:style-name="T13">&lt;</text:span><text:span text:style-name="T17">type</text:span><text:span text:style-name="T13">&gt;</text:span><text:span text:style-name="T6">pom</text:span><text:span text:style-name="T13">&lt;/</text:span><text:span text:style-name="T17">type</text:span><text:span text:style-name="T13">&gt;</text:span></text:p>
      <text:p text:style-name="P8"><text:span text:style-name="T3"><text:tab/><text:tab/><text:tab/><text:tab/></text:span><text:span text:style-name="T13">&lt;</text:span><text:span text:style-name="T17">scope</text:span><text:span text:style-name="T13">&gt;</text:span><text:span text:style-name="T3">import</text:span><text:span text:style-name="T13">&lt;/</text:span><text:span text:style-name="T17">scope</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span><text:span text:style-name="T13">&lt;/</text:span><text:span text:style-name="T17">dependencies</text:span><text:span text:style-name="T13">&gt;</text:span></text:p>
      <text:p text:style-name="P13"><text:span text:style-name="T7"><text:tab/></text:span><text:span text:style-name="T15">&lt;/</text:span><text:span text:style-name="T19">dependencyManagement</text:span><text:span text:style-name="T15">&gt;</text:span></text:p>
      <text:p text:style-name="P34"/>
      <text:p text:style-name="P13">Y en depencies:</text:p>
      <text:p text:style-name="P13"/>
      <text:p text:style-name="P8"><text:span text:style-name="T3"><text:tab/></text:span><text:span text:style-name="T21">&lt;!-- </text:span><text:span text:style-name="T22">Eureka</text:span><text:span text:style-name="T21"> registration server --&gt;</text:span></text:p>
      <text:p text:style-name="P8"><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pan text:style-name="T3"><text:tab/><text:tab/></text:span><text:span text:style-name="T13">&lt;</text:span><text:span text:style-name="T17">artifactId</text:span><text:span text:style-name="T13">&gt;</text:span><text:span text:style-name="T3">spring-cloud-starter-</text:span><text:span text:style-name="T6">eureka</text:span><text:span text:style-name="T3">-server</text:span><text:span text:style-name="T13">&lt;/</text:span><text:span text:style-name="T17">artifactId</text:span><text:span text:style-name="T13">&gt;</text:span></text:p>
      <text:p text:style-name="P13"><text:span text:style-name="T7"><text:tab/></text:span><text:span text:style-name="T15">&lt;/</text:span><text:span text:style-name="T19">dependency</text:span><text:span text:style-name="T15">&gt;</text:span></text:p>
      <text:p text:style-name="P34"/>
      <text:p text:style-name="P36"><text:span text:style-name="T26">Indicaremos que se trata de nuestro servicio de registro agregando la anotación </text:span><text:span text:style-name="T28">@EnableEurekaServer </text:span><text:span text:style-name="T26">a nuestra aplicación de arranque Spring Boot.</text:span></text:p>
      <text:p text:style-name="P17"><text:soft-page-break/></text:p>
      <text:p text:style-name="P18">@SpringBootApplication</text:p>
      <text:p text:style-name="P18">@EnableEurekaServer</text:p>
      <text:p text:style-name="P8"><text:span text:style-name="T34">public</text:span><text:span text:style-name="T3"> </text:span><text:span text:style-name="T34">class</text:span><text:span text:style-name="T3"> ServicioDescubrimientoMsApplication {</text:span></text:p>
      <text:p text:style-name="P8"/>
      <text:p text:style-name="P8"><text:span text:style-name="T3"><text:tab/></text:span><text:span text:style-name="T34">public</text:span><text:span text:style-name="T3"> </text:span><text:span text:style-name="T34">static</text:span><text:span text:style-name="T3"> </text:span><text:span text:style-name="T34">void</text:span><text:span text:style-name="T3"> main(String[] </text:span><text:span text:style-name="T36">args</text:span><text:span text:style-name="T3">) {</text:span></text:p>
      <text:p text:style-name="P8"><text:span text:style-name="T3"><text:tab/><text:tab/>SpringApplication.</text:span><text:span text:style-name="T8">run</text:span><text:span text:style-name="T3">(ServicioDescubrimientoMsApplication.</text:span><text:span text:style-name="T34">class</text:span><text:span text:style-name="T3">, </text:span><text:span text:style-name="T36">args</text:span><text:span text:style-name="T3">);</text:span></text:p>
      <text:p text:style-name="P21"><text:tab/>}</text:p>
      <text:p text:style-name="P21">}</text:p>
      <text:p text:style-name="P21"/>
      <text:p text:style-name="Standard">Por último vamos a configurar el application.yml o .properties (En mi caso he utilizado .yml).</text:p>
      <text:p text:style-name="Standard"/>
      <text:p text:style-name="P31"># Configuración servicio de descubrimiento Eureka</text:p>
      <text:p text:style-name="P33">eureka:</text:p>
      <text:p text:style-name="P8"><text:span text:style-name="T3"><text:s text:c="2"/></text:span><text:span text:style-name="T37">instance:</text:span></text:p>
      <text:p text:style-name="P8"><text:span text:style-name="T3"><text:s text:c="4"/></text:span><text:span text:style-name="T37">hostname:</text:span><text:span text:style-name="T3"> localhost</text:span></text:p>
      <text:p text:style-name="P8"><text:span text:style-name="T3"><text:s text:c="2"/></text:span><text:span text:style-name="T37">client:</text:span><text:span text:style-name="T3"> </text:span></text:p>
      <text:p text:style-name="P8"><text:span text:style-name="T3"><text:s text:c="4"/></text:span><text:span text:style-name="T37">registerWithEureka:</text:span><text:span text:style-name="T3"> </text:span><text:span text:style-name="T40">false</text:span><text:span text:style-name="T3"> </text:span><text:span text:style-name="T41"># Decimos a eureka que no se autoregistre</text:span></text:p>
      <text:p text:style-name="P8"><text:span text:style-name="T3"><text:s text:c="4"/></text:span><text:span text:style-name="T37">fetchRegistry:</text:span><text:span text:style-name="T3"> </text:span><text:span text:style-name="T40">false</text:span></text:p>
      <text:p text:style-name="P8"/>
      <text:p text:style-name="P31"># HTTP (Tomcat) puerto por el que escucha</text:p>
      <text:p text:style-name="P33">server:</text:p>
      <text:p text:style-name="P13"><text:span text:style-name="T7"><text:s text:c="2"/></text:span><text:span text:style-name="T38">port:</text:span><text:span text:style-name="T7"> 1111</text:span></text:p>
      <text:p text:style-name="P21"/>
      <text:p text:style-name="P24">Ya tenemos configurado nuestro servidor de registro de microservicios Eureka.</text:p>
      <text:p text:style-name="P24"/>
      <text:p text:style-name="P24">Si ejecutamos el proyecto como aplicación Spring Boot y posteriormente en el navegador nos vamos </text:p>
      <text:p text:style-name="P21"/>
      <text:p text:style-name="P13"><text:a xlink:type="simple" xlink:href="http://localhost:1111/" text:style-name="Internet_20_link" text:visited-style-name="Visited_20_Internet_20_Link"><text:span text:style-name="T7">http://localhost:1111/</text:span></text:a></text:p>
      <text:p text:style-name="P21"/>
      <text:p text:style-name="P25"><draw:frame draw:style-name="fr2" draw:name="gráficos2" text:anchor-type="paragraph" svg:width="17cm" svg:height="11.552cm" draw:z-index="1"><draw:image xlink:href="Pictures/2000000700006465000044382151EA76.svm" xlink:type="simple" xlink:show="embed" xlink:actuate="onLoad"/></draw:frame></text:p>
      <text:p text:style-name="P24"><text:soft-page-break/>Ya tenemos corriendo nuestro servidor de registro. Evidentemente todavía no hay ningún microservicio registrado. Este será el siguiente paso.</text:p>
      <text:p text:style-name="P24"/>
      <text:p text:style-name="P24"/>
      <text:p text:style-name="P24"/>
      <text:p text:style-name="P24"/>
      <text:p text:style-name="P24"/>
      <text:p text:style-name="P74">Prueba de concepto [PoC] Spring Cloud Netflix OSS. (3/5)</text:p>
      <text:p text:style-name="P26"/>
      <text:p text:style-name="P55">3.Creción del microservicio BackMS</text:p>
      <text:p text:style-name="P27"/>
      <text:p text:style-name="P16"><text:span text:style-name="T10">Creamos un proyecto Spring Boot con nombre </text:span><text:span text:style-name="T12">BackMS</text:span><text:span text:style-name="T10">.</text:span></text:p>
      <text:p text:style-name="P27"/>
      <text:p text:style-name="P16"><text:span text:style-name="T10">Y agregamos al </text:span><text:span text:style-name="T12">pom.xml</text:span><text:span text:style-name="T10">:</text:span></text:p>
      <text:p text:style-name="P27"/>
      <text:p text:style-name="P9"><text:span text:style-name="T3"><text:tab/></text:span><text:span text:style-name="T13">&lt;</text:span><text:span text:style-name="T17">dependencyManagement</text:span><text:span text:style-name="T13">&gt;</text:span></text:p>
      <text:p text:style-name="P8"><text:span text:style-name="T3"><text:tab/><text:tab/></text:span><text:span text:style-name="T13">&lt;</text:span><text:span text:style-name="T17">dependencies</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pan text:style-name="T3"><text:tab/><text:tab/><text:tab/><text:tab/></text:span><text:span text:style-name="T13">&lt;</text:span><text:span text:style-name="T17">artifactId</text:span><text:span text:style-name="T13">&gt;</text:span><text:span text:style-name="T3">spring-cloud-dependencies</text:span><text:span text:style-name="T13">&lt;/</text:span><text:span text:style-name="T17">artifactId</text:span><text:span text:style-name="T13">&gt;</text:span></text:p>
      <text:p text:style-name="P8"><text:span text:style-name="T3"><text:tab/><text:tab/><text:tab/><text:tab/></text:span><text:span text:style-name="T13">&lt;</text:span><text:span text:style-name="T17">version</text:span><text:span text:style-name="T13">&gt;</text:span><text:span text:style-name="T3">Camden.SR5</text:span><text:span text:style-name="T13">&lt;/</text:span><text:span text:style-name="T17">version</text:span><text:span text:style-name="T13">&gt;</text:span></text:p>
      <text:p text:style-name="P8"><text:span text:style-name="T3"><text:tab/><text:tab/><text:tab/><text:tab/></text:span><text:span text:style-name="T13">&lt;</text:span><text:span text:style-name="T17">type</text:span><text:span text:style-name="T13">&gt;</text:span><text:span text:style-name="T6">pom</text:span><text:span text:style-name="T13">&lt;/</text:span><text:span text:style-name="T17">type</text:span><text:span text:style-name="T13">&gt;</text:span></text:p>
      <text:p text:style-name="P8"><text:span text:style-name="T3"><text:tab/><text:tab/><text:tab/><text:tab/></text:span><text:span text:style-name="T13">&lt;</text:span><text:span text:style-name="T17">scope</text:span><text:span text:style-name="T13">&gt;</text:span><text:span text:style-name="T3">import</text:span><text:span text:style-name="T13">&lt;/</text:span><text:span text:style-name="T17">scope</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span><text:span text:style-name="T13">&lt;/</text:span><text:span text:style-name="T17">dependencies</text:span><text:span text:style-name="T13">&gt;</text:span></text:p>
      <text:p text:style-name="P11"><text:span text:style-name="T10"><text:tab/></text:span><text:span text:style-name="T16">&lt;/</text:span><text:span text:style-name="T20">dependencyManagement</text:span><text:span text:style-name="T16">&gt;</text:span></text:p>
      <text:p text:style-name="P28"/>
      <text:p text:style-name="P28">y en depencies:</text:p>
      <text:p text:style-name="P28"><text:tab/></text:p>
      <text:p text:style-name="P11"><text:tab/><text:span text:style-name="T23">&lt;!-- </text:span><text:span text:style-name="T24">Para notificar su existencia el servidor de registro</text:span><text:span text:style-name="T23"> --&gt;</text:span></text:p>
      <text:p text:style-name="P8"><text:span text:style-name="T4"><text:tab/></text:span><text:span text:style-name="T14">&lt;</text:span><text:span text:style-name="T18">dependency</text:span><text:span text:style-name="T14">&gt;</text:span></text:p>
      <text:p text:style-name="P8"><text:span text:style-name="T3"><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pan text:style-name="T3"><text:tab/><text:tab/></text:span><text:span text:style-name="T13">&lt;</text:span><text:span text:style-name="T17">artifactId</text:span><text:span text:style-name="T13">&gt;</text:span><text:span text:style-name="T3">spring-cloud-starter-</text:span><text:span text:style-name="T6">eureka</text:span><text:span text:style-name="T13">&lt;/</text:span><text:span text:style-name="T17">artifactId</text:span><text:span text:style-name="T13">&gt;</text:span></text:p>
      <text:p text:style-name="P8"><text:span text:style-name="T3"><text:tab/></text:span><text:span text:style-name="T13">&lt;/</text:span><text:span text:style-name="T17">dependency</text:span><text:span text:style-name="T13">&gt;</text:span></text:p>
      <text:p text:style-name="P21"><text:tab/></text:p>
      <text:p text:style-name="P21"><text:tab/><text:span text:style-name="T21">&lt;!-- Como framework WEB--&gt;</text:span><text:tab/></text:p>
      <text:p text:style-name="P8"><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org.springframework.boot</text:span><text:span text:style-name="T13">&lt;/</text:span><text:span text:style-name="T17">groupId</text:span><text:span text:style-name="T13">&gt;</text:span></text:p>
      <text:p text:style-name="P8"><text:span text:style-name="T3"><text:tab/><text:tab/></text:span><text:span text:style-name="T13">&lt;</text:span><text:span text:style-name="T17">artifactId</text:span><text:span text:style-name="T13">&gt;</text:span><text:span text:style-name="T3">spring-boot-starter-web</text:span><text:span text:style-name="T13">&lt;/</text:span><text:span text:style-name="T17">artifactId</text:span><text:span text:style-name="T13">&gt;</text:span></text:p>
      <text:p text:style-name="P11"><text:span text:style-name="T10"><text:tab/></text:span><text:span text:style-name="T16">&lt;/</text:span><text:span text:style-name="T20">dependency</text:span><text:span text:style-name="T16">&gt;</text:span></text:p>
      <text:p text:style-name="P34"/>
      <text:p text:style-name="P16"><text:span text:style-name="T10">Agregamos la anotación </text:span><text:span text:style-name="T28">@EnableDiscoveryClient <text:s/></text:span><text:span text:style-name="T10">para que cuando arranquemos el microservicio eureka sea capaz de registrarle.</text:span></text:p>
      <text:p text:style-name="P34"/>
      <text:p text:style-name="P18">@SpringBootApplication</text:p>
      <text:p text:style-name="P18">@EnableDiscoveryClient</text:p>
      <text:p text:style-name="P8"><text:span text:style-name="T34">public</text:span><text:span text:style-name="T3"> </text:span><text:span text:style-name="T34">class</text:span><text:span text:style-name="T3"> BackMsApplication {</text:span></text:p>
      <text:p text:style-name="P8"/>
      <text:p text:style-name="P8"><text:span text:style-name="T3"><text:tab/></text:span><text:span text:style-name="T34">public</text:span><text:span text:style-name="T3"> </text:span><text:span text:style-name="T34">static</text:span><text:span text:style-name="T3"> </text:span><text:span text:style-name="T34">void</text:span><text:span text:style-name="T3"> main(String[] </text:span><text:span text:style-name="T36">args</text:span><text:span text:style-name="T3">) {</text:span></text:p>
      <text:p text:style-name="P8"><text:span text:style-name="T3"><text:tab/><text:tab/>SpringApplication.</text:span><text:span text:style-name="T8">run</text:span><text:span text:style-name="T3">(BackMsApplication.</text:span><text:span text:style-name="T34">class</text:span><text:span text:style-name="T3">, </text:span><text:span text:style-name="T36">args</text:span><text:span text:style-name="T3">);</text:span></text:p>
      <text:p text:style-name="P21"><text:tab/>}</text:p>
      <text:p text:style-name="P21">}</text:p>
      <text:p text:style-name="P27"/>
      <text:p text:style-name="P27">Por último configuramos su application.properties (.yml). Indicamos nombre del microservicio, donde está escuchando el servidor de registro Eureka y por que puerto va a escuchar BackMS.</text:p>
      <text:p text:style-name="P27"/>
      <text:p text:style-name="P32"># Nombre del microservicio</text:p>
      <text:p text:style-name="P33"><text:soft-page-break/>spring:</text:p>
      <text:p text:style-name="P8"><text:span text:style-name="T3"><text:s text:c="2"/></text:span><text:span text:style-name="T37">application:</text:span></text:p>
      <text:p text:style-name="P8"><text:span text:style-name="T3"><text:s text:c="4"/></text:span><text:span text:style-name="T37">name:</text:span><text:span text:style-name="T3"> BackMS</text:span></text:p>
      <text:p text:style-name="P8"/>
      <text:p text:style-name="P31"># Servidor de descubrimiento eureka</text:p>
      <text:p text:style-name="P33">eureka:</text:p>
      <text:p text:style-name="P8"><text:span text:style-name="T3"><text:s text:c="4"/></text:span><text:span text:style-name="T37">client:</text:span></text:p>
      <text:p text:style-name="P8"><text:span text:style-name="T3"><text:s text:c="6"/></text:span><text:span text:style-name="T37">serviceUrl:</text:span></text:p>
      <text:p text:style-name="P8"><text:span text:style-name="T3"><text:s text:c="8"/></text:span><text:span text:style-name="T37">defaultZone:</text:span><text:span text:style-name="T3"> http://localhost:1111/eureka/</text:span></text:p>
      <text:p text:style-name="P8"/>
      <text:p text:style-name="P31"># HTTP: Puerto por donde escucha</text:p>
      <text:p text:style-name="P8"><text:span text:style-name="T37">server:</text:span><text:span text:style-name="T3"> </text:span></text:p>
      <text:p text:style-name="P11"><text:span text:style-name="T10"><text:s text:c="2"/></text:span><text:span text:style-name="T39">port:</text:span><text:span text:style-name="T10"> 3333</text:span></text:p>
      <text:p text:style-name="P27"/>
      <text:p text:style-name="P27"/>
      <text:p text:style-name="P27">Sobre lo que es la lógica de negocio : Tenemos un servicio REST y atenderá peticiones de consulta:</text:p>
      <text:p text:style-name="P27"/>
      <text:p text:style-name="P9"><text:span text:style-name="T3"><text:tab/></text:span><text:span text:style-name="T27">@RequestMapping</text:span><text:span text:style-name="T3">(</text:span><text:span text:style-name="T42">"/usuarios"</text:span><text:span text:style-name="T3">)</text:span></text:p>
      <text:p text:style-name="P8"><text:span text:style-name="T3"><text:tab/></text:span><text:span text:style-name="T34">public</text:span><text:span text:style-name="T3"> List&lt;Usuario&gt; listarUsuarios() {<text:tab/><text:tab/></text:span></text:p>
      <text:p text:style-name="P8"><text:span text:style-name="T3"><text:tab/><text:tab/></text:span><text:span text:style-name="T34">return</text:span><text:span text:style-name="T3"> </text:span><text:span text:style-name="T46">repositorio</text:span><text:span text:style-name="T3">.getUsuarios();</text:span></text:p>
      <text:p text:style-name="P21"><text:tab/>}</text:p>
      <text:p text:style-name="P21"><text:tab/></text:p>
      <text:p text:style-name="P8"><text:span text:style-name="T3"><text:tab/></text:span><text:span text:style-name="T27">@RequestMapping</text:span><text:span text:style-name="T3">(</text:span><text:span text:style-name="T42">"/usuarios/{id}"</text:span><text:span text:style-name="T3">)</text:span></text:p>
      <text:p text:style-name="P8"><text:span text:style-name="T3"><text:tab/></text:span><text:span text:style-name="T34">public</text:span><text:span text:style-name="T3"> Usuario getUsuario(</text:span><text:span text:style-name="T27">@PathVariable</text:span><text:span text:style-name="T3">(</text:span><text:span text:style-name="T42">"id"</text:span><text:span text:style-name="T3">) String </text:span><text:span text:style-name="T36">id</text:span><text:span text:style-name="T3">) {</text:span></text:p>
      <text:p text:style-name="P8"><text:span text:style-name="T3"><text:tab/><text:tab/></text:span><text:span text:style-name="T34">return</text:span><text:span text:style-name="T3"> </text:span><text:span text:style-name="T46">repositorio</text:span><text:span text:style-name="T3">.getUsuario(</text:span><text:span text:style-name="T36">id</text:span><text:span text:style-name="T3">);</text:span></text:p>
      <text:p text:style-name="P21"><text:tab/>}</text:p>
      <text:p text:style-name="P21"/>
      <text:p text:style-name="P25">El repositorio es un Mapa en memoria con 4 usuarios.</text:p>
      <text:p text:style-name="P25"/>
      <text:p text:style-name="P14"><text:span text:style-name="T10">La est</text:span><text:span text:style-name="T5">ructura del proyecto es la siguiente (Descarga el proyecto desde GIT y analiza su construcción):</text:span></text:p>
      <text:p text:style-name="P28"/>
      <text:p text:style-name="P28"><draw:frame draw:style-name="fr3" draw:name="gráficos3" text:anchor-type="paragraph" svg:width="7.281cm" svg:height="10.289cm" draw:z-index="2"><draw:image xlink:href="Pictures/2000000700001C720000283003DACAD8.svm" xlink:type="simple" xlink:show="embed" xlink:actuate="onLoad"/></draw:frame></text:p>
      <text:p text:style-name="P24">Si teníamos arrancado en el puerto 1111 el servidor Eureka </text:p>
      <text:p text:style-name="P24"/>
      <text:p text:style-name="P24"><text:soft-page-break/>...y ahora ejecutamos este proyecto como aplicación Spring Boot que escuchará en el puerto 3333.</text:p>
      <text:p text:style-name="P24"/>
      <text:p text:style-name="P24">Si nos vamos en nuestro navegador a localhost:1111</text:p>
      <text:p text:style-name="P24"/>
      <text:p text:style-name="P24"/>
      <text:p text:style-name="P24"/>
      <text:p text:style-name="P24"/>
      <text:p text:style-name="P24"/>
      <text:p text:style-name="P24"><draw:frame draw:style-name="fr2" draw:name="gráficos4" text:anchor-type="paragraph" svg:width="17cm" svg:height="10.423cm" draw:z-index="3"><draw:image xlink:href="Pictures/20000007000063A700003D1BEE4FF336.svm" xlink:type="simple" xlink:show="embed" xlink:actuate="onLoad"/></draw:frame></text:p>
      <text:p text:style-name="P24">Ya tenemos nuestro primer microservicio registrado.</text:p>
      <text:p text:style-name="P24"/>
      <text:p text:style-name="P24">Si queremos comprobar que el microservicio funciona correctamente</text:p>
      <text:p text:style-name="P24"/>
      <text:p text:style-name="P15"><text:span text:style-name="T10">En el navegador ejecutamos la petición </text:span><text:span text:style-name="T9">localhost:3333/usuarios</text:span><text:span text:style-name="T10"> o en un postman:</text:span></text:p>
      <text:p text:style-name="P24"/>
      <text:p text:style-name="P24"><draw:frame draw:style-name="fr4" draw:name="gráficos5" text:anchor-type="paragraph" svg:width="5.844cm" svg:height="8.511cm" draw:z-index="4"><draw:image xlink:href="Pictures/20000007000016D30000213EAC96DD2F.svm" xlink:type="simple" xlink:show="embed" xlink:actuate="onLoad"/></draw:frame><text:soft-page-break/></text:p>
      <text:p text:style-name="P24"/>
      <text:p text:style-name="P24"/>
      <text:p text:style-name="P24"/>
      <text:p text:style-name="P75"><text:span text:style-name="T2">Prueba de concepto [PoC] Spring Cloud Netflix OSS. (4/5)</text:span></text:p>
      <text:p text:style-name="P26"/>
      <text:p text:style-name="P55">4.Creación de Microservicio FrontMS y comunicación con <text:s/>Microservicio BackMS</text:p>
      <text:p text:style-name="P27"/>
      <text:p text:style-name="P27">En este paso vamos a construir un microservicio que se comunica con otro. En nuestro caso FrontMS hará peticiones de consulta a BackMS.</text:p>
      <text:p text:style-name="P27"/>
      <text:p text:style-name="P27">De nuevo creamos un proyecto Spring Boot, FrontMS:</text:p>
      <text:p text:style-name="P27"/>
      <text:p text:style-name="P16"><text:span text:style-name="T10">Y agregamos al </text:span><text:span text:style-name="T12">pom.xml</text:span><text:span text:style-name="T10">:</text:span></text:p>
      <text:p text:style-name="P27"/>
      <text:p text:style-name="P9"><text:span text:style-name="T3"><text:tab/></text:span><text:span text:style-name="T13">&lt;</text:span><text:span text:style-name="T17">dependencyManagement</text:span><text:span text:style-name="T13">&gt;</text:span></text:p>
      <text:p text:style-name="P8"><text:span text:style-name="T3"><text:tab/><text:tab/></text:span><text:span text:style-name="T13">&lt;</text:span><text:span text:style-name="T17">dependencies</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pan text:style-name="T3"><text:tab/><text:tab/><text:tab/><text:tab/></text:span><text:span text:style-name="T13">&lt;</text:span><text:span text:style-name="T17">artifactId</text:span><text:span text:style-name="T13">&gt;</text:span><text:span text:style-name="T3">spring-cloud-dependencies</text:span><text:span text:style-name="T13">&lt;/</text:span><text:span text:style-name="T17">artifactId</text:span><text:span text:style-name="T13">&gt;</text:span></text:p>
      <text:p text:style-name="P8"><text:span text:style-name="T3"><text:tab/><text:tab/><text:tab/><text:tab/></text:span><text:span text:style-name="T13">&lt;</text:span><text:span text:style-name="T17">version</text:span><text:span text:style-name="T13">&gt;</text:span><text:span text:style-name="T3">Camden.SR5</text:span><text:span text:style-name="T13">&lt;/</text:span><text:span text:style-name="T17">version</text:span><text:span text:style-name="T13">&gt;</text:span></text:p>
      <text:p text:style-name="P8"><text:span text:style-name="T3"><text:tab/><text:tab/><text:tab/><text:tab/></text:span><text:span text:style-name="T13">&lt;</text:span><text:span text:style-name="T17">type</text:span><text:span text:style-name="T13">&gt;</text:span><text:span text:style-name="T6">pom</text:span><text:span text:style-name="T13">&lt;/</text:span><text:span text:style-name="T17">type</text:span><text:span text:style-name="T13">&gt;</text:span></text:p>
      <text:p text:style-name="P8"><text:span text:style-name="T3"><text:tab/><text:tab/><text:tab/><text:tab/></text:span><text:span text:style-name="T13">&lt;</text:span><text:span text:style-name="T17">scope</text:span><text:span text:style-name="T13">&gt;</text:span><text:span text:style-name="T3">import</text:span><text:span text:style-name="T13">&lt;/</text:span><text:span text:style-name="T17">scope</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span><text:span text:style-name="T13">&lt;/</text:span><text:span text:style-name="T17">dependencies</text:span><text:span text:style-name="T13">&gt;</text:span></text:p>
      <text:p text:style-name="P11"><text:span text:style-name="T10"><text:tab/></text:span><text:span text:style-name="T16">&lt;/</text:span><text:span text:style-name="T20">dependencyManagement</text:span><text:span text:style-name="T16">&gt;</text:span></text:p>
      <text:p text:style-name="P28"/>
      <text:p text:style-name="P28">y en depencies:</text:p>
      <text:p text:style-name="P28"/>
      <text:p text:style-name="P11"><text:span text:style-name="T11"><text:tab/></text:span><text:span text:style-name="T25">&lt;!-- Para consumir Ribbon y Feign otros microservicios de forma balanceada--&gt;</text:span></text:p>
      <text:p text:style-name="P10"><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span text:style-name="T3"><text:tab/><text:tab/><text:tab/><text:tab/><text:tab/><text:tab/><text:tab/></text:span><text:span text:style-name="T13">&lt;</text:span><text:span text:style-name="T17">artifactId</text:span><text:span text:style-name="T13">&gt;</text:span><text:span text:style-name="T3">spring-cloud-starter-ribbon</text:span><text:span text:style-name="T13">&lt;/</text:span><text:span text:style-name="T17">artifactId</text:span><text:span text:style-name="T13">&gt;</text:span></text:p>
      <text:p text:style-name="P8"><text:span text:style-name="T3"><text:tab/></text:span><text:span text:style-name="T13">&lt;/</text:span><text:span text:style-name="T17">dependency</text:span><text:span text:style-name="T13">&gt;</text:span></text:p>
      <text:p text:style-name="P8"><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oft-page-break/><text:span text:style-name="T3"><text:tab/><text:tab/></text:span><text:span text:style-name="T13">&lt;</text:span><text:span text:style-name="T17">artifactId</text:span><text:span text:style-name="T13">&gt;</text:span><text:span text:style-name="T3">spring-cloud-starter-feign</text:span><text:span text:style-name="T13">&lt;/</text:span><text:span text:style-name="T17">artifactId</text:span><text:span text:style-name="T13">&gt;</text:span></text:p>
      <text:p text:style-name="P8"><text:span text:style-name="T3"><text:tab/></text:span><text:span text:style-name="T13">&lt;/</text:span><text:span text:style-name="T17">dependency</text:span><text:span text:style-name="T13">&gt;</text:span></text:p>
      <text:p text:style-name="P35"><text:tab/>&lt;!-- Como framework WEB--&gt;</text:p>
      <text:p text:style-name="P8"><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org.springframework.boot</text:span><text:span text:style-name="T13">&lt;/</text:span><text:span text:style-name="T17">groupId</text:span><text:span text:style-name="T13">&gt;</text:span></text:p>
      <text:p text:style-name="P8"><text:span text:style-name="T3"><text:tab/><text:tab/></text:span><text:span text:style-name="T13">&lt;</text:span><text:span text:style-name="T17">artifactId</text:span><text:span text:style-name="T13">&gt;</text:span><text:span text:style-name="T3">spring-boot-starter-web</text:span><text:span text:style-name="T13">&lt;/</text:span><text:span text:style-name="T17">artifactId</text:span><text:span text:style-name="T13">&gt;</text:span></text:p>
      <text:p text:style-name="P8"><text:span text:style-name="T3"><text:tab/></text:span><text:span text:style-name="T13">&lt;/</text:span><text:span text:style-name="T17">dependency</text:span><text:span text:style-name="T13">&gt;</text:span></text:p>
      <text:p text:style-name="P8"><text:span text:style-name="T3"><text:tab/></text:span><text:span text:style-name="T21">&lt;!-- Utilización de JSP´s --&gt;</text:span></text:p>
      <text:p text:style-name="P8"><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org.apache.tomcat.embed</text:span><text:span text:style-name="T13">&lt;/</text:span><text:span text:style-name="T17">groupId</text:span><text:span text:style-name="T13">&gt;</text:span></text:p>
      <text:p text:style-name="P8"><text:span text:style-name="T3"><text:tab/><text:tab/></text:span><text:span text:style-name="T13">&lt;</text:span><text:span text:style-name="T17">artifactId</text:span><text:span text:style-name="T13">&gt;</text:span><text:span text:style-name="T6">tomcat</text:span><text:span text:style-name="T3">-embed-</text:span><text:span text:style-name="T6">jasper</text:span><text:span text:style-name="T13">&lt;/</text:span><text:span text:style-name="T17">artifactId</text:span><text:span text:style-name="T13">&gt;</text:span></text:p>
      <text:p text:style-name="P8"><text:span text:style-name="T3"><text:tab/><text:tab/></text:span><text:span text:style-name="T13">&lt;</text:span><text:span text:style-name="T17">scope</text:span><text:span text:style-name="T13">&gt;</text:span><text:span text:style-name="T3">provided</text:span><text:span text:style-name="T13">&lt;/</text:span><text:span text:style-name="T17">scope</text:span><text:span text:style-name="T13">&gt;</text:span></text:p>
      <text:p text:style-name="P8"><text:span text:style-name="T3"><text:tab/></text:span><text:span text:style-name="T13">&lt;/</text:span><text:span text:style-name="T17">dependency</text:span><text:span text:style-name="T13">&gt;</text:span></text:p>
      <text:p text:style-name="P8"><text:span text:style-name="T3"><text:tab/></text:span><text:span text:style-name="T13">&lt;</text:span><text:span text:style-name="T17">dependency</text:span><text:span text:style-name="T13">&gt;</text:span></text:p>
      <text:p text:style-name="P8"><text:span text:style-name="T3"><text:tab/><text:tab/></text:span><text:span text:style-name="T13">&lt;</text:span><text:span text:style-name="T17">groupId</text:span><text:span text:style-name="T13">&gt;</text:span><text:span text:style-name="T3">javax.servlet</text:span><text:span text:style-name="T13">&lt;/</text:span><text:span text:style-name="T17">groupId</text:span><text:span text:style-name="T13">&gt;</text:span></text:p>
      <text:p text:style-name="P8"><text:span text:style-name="T3"><text:tab/><text:tab/></text:span><text:span text:style-name="T13">&lt;</text:span><text:span text:style-name="T17">artifactId</text:span><text:span text:style-name="T13">&gt;</text:span><text:span text:style-name="T6">jstl</text:span><text:span text:style-name="T13">&lt;/</text:span><text:span text:style-name="T17">artifactId</text:span><text:span text:style-name="T13">&gt;</text:span></text:p>
      <text:p text:style-name="P8"><text:span text:style-name="T3"><text:tab/></text:span><text:span text:style-name="T13">&lt;/</text:span><text:span text:style-name="T17">dependency</text:span><text:span text:style-name="T13">&gt;</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16"><text:span text:style-name="T10">Agregamos la anotación </text:span><text:span text:style-name="T28">@EnableDiscoveryClient <text:s/></text:span><text:span text:style-name="T10">para que cuando arranquemos el microservicio eureka sea capaz de registrarle.</text:span></text:p>
      <text:p text:style-name="P18"/>
      <text:p text:style-name="P18">@SpringBootApplication</text:p>
      <text:p text:style-name="P18">@EnableDiscoveryClient</text:p>
      <text:p text:style-name="P8"><text:span text:style-name="T34">public</text:span><text:span text:style-name="T3"> </text:span><text:span text:style-name="T34">class</text:span><text:span text:style-name="T3"> BackMsApplication {</text:span></text:p>
      <text:p text:style-name="P8"/>
      <text:p text:style-name="P8"><text:span text:style-name="T3"><text:tab/></text:span><text:span text:style-name="T34">public</text:span><text:span text:style-name="T3"> </text:span><text:span text:style-name="T34">static</text:span><text:span text:style-name="T3"> </text:span><text:span text:style-name="T34">void</text:span><text:span text:style-name="T3"> main(String[] </text:span><text:span text:style-name="T36">args</text:span><text:span text:style-name="T3">) {</text:span></text:p>
      <text:p text:style-name="P8"><text:span text:style-name="T3"><text:tab/><text:tab/>SpringApplication.</text:span><text:span text:style-name="T8">run</text:span><text:span text:style-name="T3">(BackMsApplication.</text:span><text:span text:style-name="T34">class</text:span><text:span text:style-name="T3">, </text:span><text:span text:style-name="T36">args</text:span><text:span text:style-name="T3">);</text:span></text:p>
      <text:p text:style-name="P21"><text:tab/>}</text:p>
      <text:p text:style-name="P22">}</text:p>
      <text:p text:style-name="P22"/>
      <text:p text:style-name="P27">Por último configuramos su application.properties (.yml). Indicamos nombre del microservicio, donde está escuchando el servidor de registro Eureka, por que puerto va a escuchar FrontMS.</text:p>
      <text:p text:style-name="P27"/>
      <text:p text:style-name="P32"># Nombre del microservicio</text:p>
      <text:p text:style-name="P31"># Control del InternalResourceViewResolver:</text:p>
      <text:p text:style-name="P33">spring:</text:p>
      <text:p text:style-name="P8"><text:span text:style-name="T3"><text:s text:c="2"/></text:span><text:span text:style-name="T37">application:</text:span></text:p>
      <text:p text:style-name="P8"><text:span text:style-name="T3"><text:s text:c="4"/></text:span><text:span text:style-name="T37">name:</text:span><text:span text:style-name="T3"> FrontMS</text:span></text:p>
      <text:p text:style-name="P8"><text:span text:style-name="T3"><text:s text:c="2"/></text:span><text:span text:style-name="T37">mvc:</text:span></text:p>
      <text:p text:style-name="P8"><text:span text:style-name="T3"><text:s text:c="4"/></text:span><text:span text:style-name="T37">view:</text:span></text:p>
      <text:p text:style-name="P8"><text:span text:style-name="T3"><text:s text:c="6"/></text:span><text:span text:style-name="T37">prefix:</text:span><text:span text:style-name="T3"> /WEB-INF/vistas/</text:span></text:p>
      <text:p text:style-name="P8"><text:span text:style-name="T3"><text:s text:c="6"/></text:span><text:span text:style-name="T37">suffix:</text:span><text:span text:style-name="T3"> .jsp</text:span></text:p>
      <text:p text:style-name="P8"/>
      <text:p text:style-name="P31"># Servidor de descubrimiento eureka</text:p>
      <text:p text:style-name="P33">eureka:</text:p>
      <text:p text:style-name="P8"><text:span text:style-name="T3"><text:s text:c="2"/></text:span><text:span text:style-name="T37">client:</text:span></text:p>
      <text:p text:style-name="P8"><text:span text:style-name="T3"><text:s text:c="4"/></text:span><text:span text:style-name="T37">serviceUrl:</text:span></text:p>
      <text:p text:style-name="P8"><text:span text:style-name="T3"><text:s text:c="6"/></text:span><text:span text:style-name="T37">defaultZone:</text:span><text:span text:style-name="T3"> http://localhost:1111/eureka/</text:span></text:p>
      <text:p text:style-name="P21"><text:s text:c="6"/></text:p>
      <text:p text:style-name="P31"># HTTP: Puerto por donde escucha</text:p>
      <text:p text:style-name="P8"><text:span text:style-name="T37">server:</text:span><text:span text:style-name="T3"> </text:span></text:p>
      <text:p text:style-name="P8"><text:soft-page-break/><text:span text:style-name="T3"><text:s text:c="2"/></text:span><text:span text:style-name="T37">port:</text:span><text:span text:style-name="T3"> 2222</text:span></text:p>
      <text:p text:style-name="P21"/>
      <text:p text:style-name="P25">Este microservicio va a ser una WEB hecha en JSP (3 JSPs) y cuyo componente controlador tiene el siguiente aspecto:</text:p>
      <text:p text:style-name="P25"/>
      <text:p text:style-name="P20">@Controller</text:p>
      <text:p text:style-name="P12"><text:span text:style-name="T34">public</text:span><text:span text:style-name="T3"> </text:span><text:span text:style-name="T34">class</text:span><text:span text:style-name="T3"> UsuarioController {</text:span></text:p>
      <text:p text:style-name="P23"><text:tab/></text:p>
      <text:p text:style-name="P12"><text:span text:style-name="T3"><text:tab/></text:span><text:span text:style-name="T27">@Autowired</text:span></text:p>
      <text:p text:style-name="P12"><text:span text:style-name="T3"><text:tab/></text:span><text:span text:style-name="T34">public</text:span><text:span text:style-name="T3"> UsuarioService </text:span><text:span text:style-name="T46">servicio</text:span><text:span text:style-name="T3">;</text:span></text:p>
      <text:p text:style-name="P23"><text:tab/></text:p>
      <text:p text:style-name="P12"><text:span text:style-name="T3"><text:tab/></text:span><text:span text:style-name="T27">@RequestMapping</text:span><text:span text:style-name="T3">(</text:span><text:span text:style-name="T42">"/"</text:span><text:span text:style-name="T3">)</text:span></text:p>
      <text:p text:style-name="P12"><text:span text:style-name="T3"><text:tab/></text:span><text:span text:style-name="T34">public</text:span><text:span text:style-name="T3"> String home(){</text:span></text:p>
      <text:p text:style-name="P12"><text:span text:style-name="T3"><text:tab/><text:tab/></text:span><text:span text:style-name="T34">return</text:span><text:span text:style-name="T3"> </text:span><text:span text:style-name="T42">"index"</text:span><text:span text:style-name="T3">;</text:span></text:p>
      <text:p text:style-name="P23"><text:tab/>}</text:p>
      <text:p text:style-name="P23"><text:tab/></text:p>
      <text:p text:style-name="P12"><text:span text:style-name="T3"><text:tab/></text:span><text:span text:style-name="T27">@RequestMapping</text:span><text:span text:style-name="T3">(</text:span><text:span text:style-name="T42">"/listaDeUsuarios"</text:span><text:span text:style-name="T3">)</text:span></text:p>
      <text:p text:style-name="P12"><text:span text:style-name="T3"><text:tab/></text:span><text:span text:style-name="T34">public</text:span><text:span text:style-name="T3"> String listarUsuarios(Model </text:span><text:span text:style-name="T36">model</text:span><text:span text:style-name="T3">) {</text:span></text:p>
      <text:p text:style-name="P12"><text:span text:style-name="T3"><text:tab/><text:tab/>List&lt;Usuario&gt; </text:span><text:span text:style-name="T36">usuarios</text:span><text:span text:style-name="T3"> = </text:span><text:span text:style-name="T46">servicio</text:span><text:span text:style-name="T3">.getUsuarios();</text:span></text:p>
      <text:p text:style-name="P12"><text:span text:style-name="T3"><text:tab/><text:tab/></text:span><text:span text:style-name="T36">model</text:span><text:span text:style-name="T3">.addAttribute(</text:span><text:span text:style-name="T42">"usuarios"</text:span><text:span text:style-name="T3">, </text:span><text:span text:style-name="T36">usuarios</text:span><text:span text:style-name="T3">);</text:span></text:p>
      <text:p text:style-name="P12"><text:span text:style-name="T3"><text:tab/><text:tab/></text:span><text:span text:style-name="T34">return</text:span><text:span text:style-name="T3"> </text:span><text:span text:style-name="T42">"listaUsuarios"</text:span><text:span text:style-name="T3">;</text:span></text:p>
      <text:p text:style-name="P23"><text:tab/>}</text:p>
      <text:p text:style-name="P23"><text:tab/></text:p>
      <text:p text:style-name="P12"><text:span text:style-name="T3"><text:tab/></text:span><text:span text:style-name="T27">@RequestMapping</text:span><text:span text:style-name="T3">(</text:span><text:span text:style-name="T42">"/detalleUsuario"</text:span><text:span text:style-name="T3">)</text:span></text:p>
      <text:p text:style-name="P12"><text:span text:style-name="T3"><text:tab/></text:span><text:span text:style-name="T34">public</text:span><text:span text:style-name="T3"> String getUusario(</text:span><text:span text:style-name="T27">@RequestParam</text:span><text:span text:style-name="T3">(</text:span><text:span text:style-name="T42">"id"</text:span><text:span text:style-name="T3">) String </text:span><text:span text:style-name="T36">id</text:span><text:span text:style-name="T3">, Model </text:span><text:span text:style-name="T36">model</text:span><text:span text:style-name="T3">) {</text:span></text:p>
      <text:p text:style-name="P12"><text:span text:style-name="T3"><text:tab/><text:tab/>Usuario </text:span><text:span text:style-name="T36">usuario</text:span><text:span text:style-name="T3"> = </text:span><text:span text:style-name="T46">servicio</text:span><text:span text:style-name="T3">.getUsuario(</text:span><text:span text:style-name="T36">id</text:span><text:span text:style-name="T3">);</text:span></text:p>
      <text:p text:style-name="P12"><text:span text:style-name="T3"><text:tab/><text:tab/></text:span><text:span text:style-name="T36">model</text:span><text:span text:style-name="T3">.addAttribute(</text:span><text:span text:style-name="T42">"usuario"</text:span><text:span text:style-name="T3">, </text:span><text:span text:style-name="T36">usuario</text:span><text:span text:style-name="T3">);</text:span></text:p>
      <text:p text:style-name="P12"><text:span text:style-name="T3"><text:tab/><text:tab/></text:span><text:span text:style-name="T34">return</text:span><text:span text:style-name="T3"> </text:span><text:span text:style-name="T42">"detalleUsuario"</text:span><text:span text:style-name="T3">;</text:span></text:p>
      <text:p text:style-name="P23"><text:tab/>}</text:p>
      <text:p text:style-name="P12"/>
      <text:p text:style-name="P23">}</text:p>
      <text:p text:style-name="P27">El flujo de petición y respuesta se puede estudiar siguiendo el código. </text:p>
      <text:p text:style-name="P27"/>
      <text:p text:style-name="P27">Una vez configurado nuestro microservicio Spring Boot FrontMS lo levantamos (vamos a tener en cuenta que seguimos con nuestro servicio eureka levantado en el puerto 1111 y el miscroservicio BackMS en el 3333 también.)</text:p>
      <text:p text:style-name="P27"/>
      <text:p text:style-name="P27">Si nos situamos en localhost:1111 obtendremos:</text:p>
      <text:p text:style-name="P27"/>
      <text:p text:style-name="P27"><draw:frame draw:style-name="fr5" draw:name="gráficos6" text:anchor-type="paragraph" svg:width="17cm" svg:height="9.772cm" draw:z-index="5"><draw:image xlink:href="Pictures/2000000700007617000043E334953407.svm" xlink:type="simple" xlink:show="embed" xlink:actuate="onLoad"/></draw:frame></text:p>
      <text:p text:style-name="P27">Como vemos tenemos dos microservicios levantados (hay una instancia por cada microservicio pero <text:soft-page-break/>podríamos levantar n).</text:p>
      <text:p text:style-name="P27"/>
      <text:p text:style-name="P27">Ahora vamos a ver el flujo si realizamos en un navegador una petición a <text:a xlink:type="simple" xlink:href="http://localhost:2222/" text:style-name="Internet_20_link" text:visited-style-name="Visited_20_Internet_20_Link"><text:span text:style-name="T50">http:localhost:2222</text:span></text:a></text:p>
      <text:p text:style-name="P29"/>
      <text:p text:style-name="P29">El controlador nos lleva al index.jsp</text:p>
      <text:p text:style-name="P29"/>
      <text:p text:style-name="P29"><draw:frame draw:style-name="fr4" draw:name="gráficos7" text:anchor-type="paragraph" svg:width="11.218cm" svg:height="5.59cm" draw:z-index="6"><draw:image xlink:href="Pictures/2000000700002BD3000015D50D271A8C.svm" xlink:type="simple" xlink:show="embed" xlink:actuate="onLoad"/></draw:frame></text:p>
      <text:p text:style-name="P29"/>
      <text:p text:style-name="P27"/>
      <text:p text:style-name="P27">Llegado a este punto si pinchamos en <text:span text:style-name="T50">“Ver lista de Usuarios” </text:span><text:span text:style-name="T52">El flujo será el siguiente</text:span></text:p>
      <text:p text:style-name="P30"/>
      <text:p text:style-name="P27"><text:span text:style-name="T52">I</text:span><text:span text:style-name="T51">controlador-&gt;Servicio-&gt;Repositorio:</text:span></text:p>
      <text:p text:style-name="P45"/>
      <text:p text:style-name="P30">Para recuperar la lista de usuarios tendremos que comunicarnos con el microservicio BackMS.</text:p>
      <text:p text:style-name="P30"/>
      <text:p text:style-name="P30">Y vamos a estudiar la 1ª forma: A través de RestTemplate y el Cliente Ribbon.</text:p>
      <text:p text:style-name="P30"/>
      <text:p text:style-name="P30">En la clase servicio <text:span text:style-name="T2">UsuarioServiceImpl</text:span>:</text:p>
      <text:p text:style-name="P30"/>
      <text:p text:style-name="P19">@Service</text:p>
      <text:p text:style-name="P8"><text:span text:style-name="T34">public</text:span><text:span text:style-name="T3"> </text:span><text:span text:style-name="T34">class</text:span><text:span text:style-name="T3"> UsuarioServiceImpl </text:span><text:span text:style-name="T34">implements</text:span><text:span text:style-name="T3"> UsuarioService{</text:span></text:p>
      <text:p text:style-name="P21"><text:tab/></text:p>
      <text:p text:style-name="P8"><text:span text:style-name="T3"><text:tab/></text:span><text:span text:style-name="T27">@Autowired</text:span></text:p>
      <text:p text:style-name="P21"><text:tab/></text:p>
      <text:p text:style-name="P8"><text:span text:style-name="T3"><text:tab/></text:span><text:span text:style-name="T59">/*</text:span><text:span text:style-name="T60">Para</text:span><text:span text:style-name="T59"> </text:span><text:span text:style-name="T60">probar</text:span><text:span text:style-name="T59"> Feign*/</text:span></text:p>
      <text:p text:style-name="P21"><text:tab/></text:p>
      <text:p text:style-name="P8"><text:span text:style-name="T3"><text:tab/></text:span><text:span text:style-name="T59">//private UsuarioRepositoryFeign </text:span><text:span text:style-name="T60">repositorio</text:span><text:span text:style-name="T59">;</text:span></text:p>
      <text:p text:style-name="P21"><text:tab/><text:tab/></text:p>
      <text:p text:style-name="P8"><text:span text:style-name="T3"><text:tab/></text:span><text:span text:style-name="T59">/*</text:span><text:span text:style-name="T60">Para</text:span><text:span text:style-name="T59"> </text:span><text:span text:style-name="T60">probar</text:span><text:span text:style-name="T59"> RestTemplate*/</text:span></text:p>
      <text:p text:style-name="P21"><text:tab/></text:p>
      <text:p text:style-name="P8"><text:span text:style-name="T3"><text:tab/></text:span><text:span text:style-name="T34">private</text:span><text:span text:style-name="T3"> UsuarioRepository </text:span><text:span text:style-name="T46">repositorio</text:span><text:span text:style-name="T3">;</text:span></text:p>
      <text:p text:style-name="P8"/>
      <text:p text:style-name="P8"><text:span text:style-name="T3"><text:tab/></text:span><text:span text:style-name="T27">@Override</text:span></text:p>
      <text:p text:style-name="P8"><text:span text:style-name="T3"><text:tab/></text:span><text:span text:style-name="T34">public</text:span><text:span text:style-name="T3"> List&lt;Usuario&gt; getUsuarios() {<text:tab/><text:tab/></text:span></text:p>
      <text:p text:style-name="P8"><text:span text:style-name="T3"><text:tab/><text:tab/></text:span><text:span text:style-name="T34">return</text:span><text:span text:style-name="T3"> </text:span><text:span text:style-name="T46">repositorio</text:span><text:span text:style-name="T3">.getUsuarios();</text:span></text:p>
      <text:p text:style-name="P21"><text:tab/>}</text:p>
      <text:p text:style-name="P8"/>
      <text:p text:style-name="P8"><text:span text:style-name="T3"><text:tab/></text:span><text:span text:style-name="T27">@Override</text:span></text:p>
      <text:p text:style-name="P8"><text:span text:style-name="T3"><text:tab/></text:span><text:span text:style-name="T34">public</text:span><text:span text:style-name="T3"> Usuario getUsuario(String </text:span><text:span text:style-name="T36">id</text:span><text:span text:style-name="T3">) {</text:span></text:p>
      <text:p text:style-name="P8"><text:span text:style-name="T3"><text:tab/><text:tab/></text:span><text:span text:style-name="T34">return</text:span><text:span text:style-name="T3"> </text:span><text:span text:style-name="T46">repositorio</text:span><text:span text:style-name="T3">.getUsuario(</text:span><text:span text:style-name="T36">id</text:span><text:span text:style-name="T3">);</text:span></text:p>
      <text:p text:style-name="P21"><text:tab/>}</text:p>
      <text:p text:style-name="P21">}</text:p>
      <text:p text:style-name="P21"/>
      <text:p text:style-name="P25">Come se ve en el código para poder probar la comunicación con el otro microservicio a través de <text:soft-page-break/>RestTemplate se ha comentado <text:span text:style-name="T59">//private UsuarioRepositoryFeign </text:span><text:span text:style-name="T60">repositorio</text:span><text:span text:style-name="T59">; </text:span><text:span text:style-name="T61">que será otra manera de realizar la comunicación (a través de Feign).</text:span></text:p>
      <text:p text:style-name="P59"/>
      <text:p text:style-name="P25"><text:span text:style-name="T61">Para poder utilizar RestTemplate se habrá declarado el siguiente </text:span><text:span text:style-name="T63">Bean</text:span><text:span text:style-name="T61"> en la clase de configuración anotada con </text:span><text:span text:style-name="T29">@SpringBootApplication</text:span></text:p>
      <text:p text:style-name="P18"/>
      <text:p text:style-name="P8"><text:span text:style-name="T3"><text:tab/></text:span><text:span text:style-name="T27">@Bean</text:span></text:p>
      <text:p text:style-name="P8"><text:span text:style-name="T3"><text:tab/></text:span><text:span text:style-name="T27">@LoadBalanced</text:span></text:p>
      <text:p text:style-name="P8"><text:span text:style-name="T3"><text:tab/></text:span><text:span text:style-name="T34">public</text:span><text:span text:style-name="T3"> RestTemplate restTemplate() {</text:span></text:p>
      <text:p text:style-name="P8"><text:span text:style-name="T3"><text:tab/><text:tab/></text:span><text:span text:style-name="T34">return</text:span><text:span text:style-name="T3"> </text:span><text:span text:style-name="T34">new</text:span><text:span text:style-name="T3"> RestTemplate();</text:span></text:p>
      <text:p text:style-name="P18"><text:tab/>}</text:p>
      <text:p text:style-name="P18"/>
      <text:p text:style-name="P25"><text:a xlink:type="simple" xlink:href="http://docs.spring.io/spring/docs/3.2.x/javadoc-api/org/springframework/web/client/RestTemplate.html" text:style-name="Internet_20_link" text:visited-style-name="Visited_20_Internet_20_Link"><text:span text:style-name="Strong_20_Emphasis">RESTTemplate</text:span></text:a><text:span text:style-name="Strong_20_Emphasis"><text:span text:style-name="T72"> </text:span></text:span><text:span text:style-name="T70">es</text:span><text:span text:style-name="T69"> la clase que ofrece Spring para acceder a la parte cliente en Servicios REST</text:span></text:p>
      <text:p text:style-name="P65"/>
      <text:p text:style-name="P24"><text:span text:style-name="T71">En este caso con la anotación </text:span><text:span text:style-name="T68">@LoadBalanced </text:span><text:span text:style-name="T73">RestTemplate</text:span><text:span text:style-name="T71"> ha sido configurado por Spring Cloud <text:s/>y <text:s/></text:span><text:span text:style-name="T73">Netflix Ribbon</text:span><text:span text:style-name="T71"> para realizar la búsqueda del microservicio. Ribbon además es un balanceador de carga, por lo que si hay varias instancias disponibles de un microservicio elegirá una según algoritmo que por defecto es round robin.</text:span></text:p>
      <text:p text:style-name="P65"/>
      <text:p text:style-name="P65"/>
      <text:p text:style-name="P21"><text:tab/></text:p>
      <text:p text:style-name="P18"/>
      <text:p text:style-name="P21"/>
      <text:p text:style-name="P59">Siguiendo el flujo llegaríamos a la clase de repositorio donde se hace uso de RestTemplate:</text:p>
      <text:p text:style-name="P59"/>
      <text:p text:style-name="P18">@Repository</text:p>
      <text:p text:style-name="P8"><text:span text:style-name="T34">public</text:span><text:span text:style-name="T3"> </text:span><text:span text:style-name="T34">class</text:span><text:span text:style-name="T3"> UsuarioRepositoryImpl </text:span><text:span text:style-name="T34">implements</text:span><text:span text:style-name="T3"> UsuarioRepository{</text:span></text:p>
      <text:p text:style-name="P21"><text:tab/></text:p>
      <text:p text:style-name="P8"><text:span text:style-name="T3"><text:tab/></text:span><text:span text:style-name="T27">@Autowired</text:span></text:p>
      <text:p text:style-name="P8"><text:span text:style-name="T3"><text:tab/></text:span><text:span text:style-name="T34">protected</text:span><text:span text:style-name="T3"> RestTemplate </text:span><text:span text:style-name="T46">restTemplate</text:span><text:span text:style-name="T3">;</text:span></text:p>
      <text:p text:style-name="P21"><text:tab/></text:p>
      <text:p text:style-name="P8"><text:span text:style-name="T3"><text:tab/></text:span><text:span text:style-name="T34">public</text:span><text:span text:style-name="T3"> </text:span><text:span text:style-name="T34">static</text:span><text:span text:style-name="T3"> </text:span><text:span text:style-name="T34">final</text:span><text:span text:style-name="T3"> String </text:span><text:span text:style-name="T47">BACKMS_URL</text:span><text:span text:style-name="T3"> = </text:span><text:span text:style-name="T42">"http://BACKMS"</text:span><text:span text:style-name="T3">;</text:span></text:p>
      <text:p text:style-name="P8"/>
      <text:p text:style-name="P8"><text:span text:style-name="T3"><text:tab/></text:span><text:span text:style-name="T27">@Override</text:span></text:p>
      <text:p text:style-name="P8"><text:span text:style-name="T3"><text:tab/></text:span><text:span text:style-name="T34">public</text:span><text:span text:style-name="T3"> List&lt;Usuario&gt; getUsuarios() {</text:span></text:p>
      <text:p text:style-name="P8"><text:span text:style-name="T3"><text:tab/><text:tab/></text:span><text:span text:style-name="T34">return</text:span><text:span text:style-name="T3"> </text:span><text:span text:style-name="T49">restTemplate</text:span><text:span text:style-name="T6">.getForObject(</text:span><text:span text:style-name="T48">BACKMS_URL</text:span><text:span text:style-name="T6">+</text:span><text:span text:style-name="T44">"/usuarios"</text:span><text:span text:style-name="T6">,ArrayList.</text:span><text:span text:style-name="T35">class</text:span><text:span text:style-name="T6">)</text:span><text:span text:style-name="T3">;</text:span></text:p>
      <text:p text:style-name="P21"><text:tab/>}</text:p>
      <text:p text:style-name="P8"/>
      <text:p text:style-name="P8"><text:span text:style-name="T3"><text:tab/></text:span><text:span text:style-name="T27">@Override</text:span></text:p>
      <text:p text:style-name="P8"><text:span text:style-name="T3"><text:tab/></text:span><text:span text:style-name="T34">public</text:span><text:span text:style-name="T3"> Usuario getUsuario(String </text:span><text:span text:style-name="T36">id</text:span><text:span text:style-name="T3">) {</text:span></text:p>
      <text:p text:style-name="P8"><text:span text:style-name="T3"><text:tab/><text:tab/></text:span><text:span text:style-name="T34">return</text:span><text:span text:style-name="T3"> </text:span><text:span text:style-name="T46">restTemplate</text:span><text:span text:style-name="T3">.getForObject(</text:span><text:span text:style-name="T47">BACKMS_URL</text:span><text:span text:style-name="T3">+</text:span><text:span text:style-name="T42">"/usuarios/"</text:span><text:span text:style-name="T3">+</text:span><text:span text:style-name="T36">id</text:span><text:span text:style-name="T3">, <text:tab/><text:tab/><text:tab/><text:tab/><text:tab/>Usuario.</text:span><text:span text:style-name="T34">class</text:span><text:span text:style-name="T3">);</text:span></text:p>
      <text:p text:style-name="P21"><text:tab/>}</text:p>
      <text:p text:style-name="P59"/>
      <text:p text:style-name="P60">Gracias a Ribbon en vez de poner la uri exacta a donde queremos realizar nuestra petición http.</text:p>
      <text:p text:style-name="P24"><text:span text:style-name="T61">Podemos poner </text:span><text:span text:style-name="T62">“http://”nombre_del_microservicio”</text:span><text:span text:style-name="T61"> e internamente resolverá eligiendo la uri exacta según el balanceador. </text:span></text:p>
      <text:p text:style-name="P24"><text:span text:style-name="T61"/></text:p>
      <text:p text:style-name="P24"><text:span text:style-name="T61">[En nuestro caso de momento solamente hemos levantado una instancia con lo que siempre hará la petición a la misma uri: </text:span><text:a xlink:type="simple" xlink:href="http://localhost:2222/usuarios" text:style-name="Internet_20_link" text:visited-style-name="Visited_20_Internet_20_Link">http:localhost:2222/usuarios</text:a><text:span text:style-name="T62"> que es donde está levantado el microservicio BackMS</text:span><text:span text:style-name="T61">]</text:span></text:p>
      <text:p text:style-name="P60"/>
      <text:p text:style-name="P24"><text:span text:style-name="T61">Cuando pinchemos en el enlace: </text:span><text:span text:style-name="T62">Ver Lista de Usuarios</text:span><text:span text:style-name="T61"> se desencadenará el flujo que hemos visto y el microservicio FrontMS gestionará la respuesta y se verá el resultado en forma visual.</text:span></text:p>
      <text:p text:style-name="P59"/>
      <text:p text:style-name="P60"><draw:frame draw:style-name="fr4" draw:name="gráficos8" text:anchor-type="paragraph" svg:width="10.352cm" svg:height="6.904cm" draw:z-index="7"><draw:image xlink:href="Pictures/200000070000287000001D5B140715F9.svm" xlink:type="simple" xlink:show="embed" xlink:actuate="onLoad"/></draw:frame><text:soft-page-break/></text:p>
      <text:p text:style-name="P37"><text:span text:style-name="T77">Visto Ribbon, ¿qué es Feign?. Pues es simple y llanamente una forma de consumir servicios rest de una forma fácil, y rápida. Es exactamente lo mismo que utilizar RestTemplate pero de otra forma. Evidentemente utiliza Ribbon por debajo para hacer el </text:span><text:span text:style-name="Strong_20_Emphasis"><text:span text:style-name="T78">descubrimiento </text:span></text:span><text:span text:style-name="T77">de servicios y el </text:span><text:span text:style-name="Strong_20_Emphasis"><text:span text:style-name="T78">balanceo </text:span></text:span><text:span text:style-name="T77">correspondiente. Para configurarlo necesitaremos:</text:span></text:p>
      <text:list xml:id="list2065481900065752405" text:style-name="L2">
        <text:list-item>
          <text:p text:style-name="P77">Incluir dependencia Feign (ya lo hemos hecho)</text:p>
        </text:list-item>
        <text:list-item>
          <text:p text:style-name="P77">Crear interfaz Feign</text:p>
        </text:list-item>
        <text:list-item>
          <text:p text:style-name="P78"><text:span text:style-name="T79">Utilizar la anotación </text:span><text:span text:style-name="Source_20_Text"><text:span text:style-name="T80">@FeignClients</text:span></text:span></text:p>
        </text:list-item>
      </text:list>
      <text:p text:style-name="P30">Para probar de esta manera paramos la instancia FrontMS y comentamos y descomentamos.</text:p>
      <text:p text:style-name="P30"/>
      <text:p text:style-name="P30">La clase<text:span text:style-name="T2"> UsuarioServiceImpl </text:span>quedará:</text:p>
      <text:p text:style-name="P30"/>
      <text:p text:style-name="P19">@Service</text:p>
      <text:p text:style-name="P8"><text:span text:style-name="T34">public</text:span><text:span text:style-name="T3"> </text:span><text:span text:style-name="T34">class</text:span><text:span text:style-name="T3"> UsuarioServiceImpl </text:span><text:span text:style-name="T34">implements</text:span><text:span text:style-name="T3"> UsuarioService{</text:span></text:p>
      <text:p text:style-name="P21"><text:tab/></text:p>
      <text:p text:style-name="P8"><text:span text:style-name="T3"><text:tab/></text:span><text:span text:style-name="T27">@Autowired</text:span></text:p>
      <text:p text:style-name="P21"><text:tab/></text:p>
      <text:p text:style-name="P8"><text:span text:style-name="T3"><text:tab/></text:span><text:span text:style-name="T59">/*</text:span><text:span text:style-name="T60">Para</text:span><text:span text:style-name="T59"> </text:span><text:span text:style-name="T60">probar</text:span><text:span text:style-name="T59"> Feign*/</text:span></text:p>
      <text:p text:style-name="P21"><text:tab/></text:p>
      <text:p text:style-name="P8"><text:span text:style-name="T3"><text:tab/></text:span><text:span text:style-name="T34">private</text:span><text:span text:style-name="T3"> UsuarioRepositoryFeign </text:span><text:span text:style-name="T46">repositorio</text:span><text:span text:style-name="T3">;</text:span></text:p>
      <text:p text:style-name="P21"><text:tab/><text:tab/></text:p>
      <text:p text:style-name="P8"><text:span text:style-name="T3"><text:tab/></text:span><text:span text:style-name="T59">/*</text:span><text:span text:style-name="T60">Para</text:span><text:span text:style-name="T59"> </text:span><text:span text:style-name="T60">probar</text:span><text:span text:style-name="T59"> RestTemplate*/</text:span></text:p>
      <text:p text:style-name="P21"><text:tab/></text:p>
      <text:p text:style-name="P8"><text:span text:style-name="T3"><text:tab/></text:span><text:span text:style-name="T59">//private UsuarioRepository </text:span><text:span text:style-name="T60">repositorio</text:span><text:span text:style-name="T59">;</text:span></text:p>
      <text:p text:style-name="P8"/>
      <text:p text:style-name="P8"><text:span text:style-name="T3"><text:tab/></text:span><text:span text:style-name="T27">@Override</text:span></text:p>
      <text:p text:style-name="P8"><text:span text:style-name="T3"><text:tab/></text:span><text:span text:style-name="T34">public</text:span><text:span text:style-name="T3"> List&lt;Usuario&gt; getUsuarios() {<text:tab/><text:tab/></text:span></text:p>
      <text:p text:style-name="P8"><text:span text:style-name="T3"><text:tab/><text:tab/></text:span><text:span text:style-name="T34">return</text:span><text:span text:style-name="T3"> </text:span><text:span text:style-name="T46">repositorio</text:span><text:span text:style-name="T3">.getUsuarios();</text:span></text:p>
      <text:p text:style-name="P21"><text:tab/>}</text:p>
      <text:p text:style-name="P8"/>
      <text:p text:style-name="P8"><text:span text:style-name="T3"><text:tab/></text:span><text:span text:style-name="T27">@Override</text:span></text:p>
      <text:p text:style-name="P8"><text:span text:style-name="T3"><text:tab/></text:span><text:span text:style-name="T34">public</text:span><text:span text:style-name="T3"> Usuario getUsuario(String </text:span><text:span text:style-name="T36">id</text:span><text:span text:style-name="T3">) {</text:span></text:p>
      <text:p text:style-name="P8"><text:span text:style-name="T3"><text:tab/><text:tab/></text:span><text:span text:style-name="T34">return</text:span><text:span text:style-name="T3"> </text:span><text:span text:style-name="T46">repositorio</text:span><text:span text:style-name="T3">.getUsuario(</text:span><text:span text:style-name="T36">id</text:span><text:span text:style-name="T3">);</text:span></text:p>
      <text:p text:style-name="P21"><text:tab/>}</text:p>
      <text:p text:style-name="P21">}</text:p>
      <text:p text:style-name="P21"/>
      <text:p text:style-name="P21"><text:span text:style-name="T57">La interfaz</text:span> <text:span text:style-name="T56">UsuarioRepositoryFeign</text:span></text:p>
      <text:p text:style-name="P50"/>
      <text:p text:style-name="P21"><text:span text:style-name="T31">@FeignClient</text:span><text:span text:style-name="T2">(</text:span><text:span text:style-name="T45">"BACKMS"</text:span><text:span text:style-name="T2">)</text:span></text:p>
      <text:p text:style-name="P8"><text:span text:style-name="T34">public</text:span><text:span text:style-name="T3"> </text:span><text:span text:style-name="T34">interface</text:span><text:span text:style-name="T3"> UsuarioRepositoryFeign {</text:span></text:p>
      <text:p text:style-name="P21"><text:soft-page-break/><text:tab/></text:p>
      <text:p text:style-name="P8"><text:span text:style-name="T3"><text:tab/></text:span><text:span text:style-name="T27">@RequestMapping</text:span><text:span text:style-name="T3">(value=</text:span><text:span text:style-name="T42">"/usuarios"</text:span><text:span text:style-name="T3">, method = RequestMethod.</text:span><text:span text:style-name="T47">GET</text:span><text:span text:style-name="T3">)</text:span></text:p>
      <text:p text:style-name="P21"><text:tab/>List&lt;Usuario&gt; getUsuarios();</text:p>
      <text:p text:style-name="P21"><text:tab/></text:p>
      <text:p text:style-name="P8"><text:span text:style-name="T3"><text:tab/></text:span><text:span text:style-name="T27">@RequestMapping</text:span><text:span text:style-name="T3">(value=</text:span><text:span text:style-name="T42">"/usuarios/{id}"</text:span><text:span text:style-name="T3">,method = RequestMethod.</text:span><text:span text:style-name="T47">GET</text:span><text:span text:style-name="T3">)</text:span></text:p>
      <text:p text:style-name="P8"><text:span text:style-name="T3"><text:tab/>Usuario getUsuario(String </text:span><text:span text:style-name="T36">id</text:span><text:span text:style-name="T3">);</text:span></text:p>
      <text:p text:style-name="P8"/>
      <text:p text:style-name="P21">}</text:p>
      <text:p text:style-name="P50"/>
      <text:p text:style-name="P21"><text:span text:style-name="T58">Hemos agregado la anotación</text:span><text:span text:style-name="T56"> </text:span><text:span text:style-name="T31">@FeignClient</text:span><text:span text:style-name="T2">(</text:span><text:span text:style-name="T45">"BACKMS"</text:span><text:span text:style-name="T2">) </text:span><text:span text:style-name="T58">indicando el microservicio del que vamos a consumir.</text:span></text:p>
      <text:p text:style-name="P28"/>
      <text:p text:style-name="P21"><text:span text:style-name="T58">Y en la clase inicializadora con la anotación </text:span><text:span text:style-name="T33">@SpringBootApplication</text:span><text:span text:style-name="T32"> </text:span><text:span text:style-name="T55">agregamos: </text:span><text:span text:style-name="T30">@EnableFeignClients</text:span><text:span text:style-name="T53">(</text:span><text:span text:style-name="T43">"com.atsistemas.cloud.repositorios"</text:span><text:span text:style-name="T53">) </text:span><text:span text:style-name="T55">indicando el paquete donde se encuentra la interfaz que hemos creado.</text:span></text:p>
      <text:p text:style-name="P47"/>
      <text:p text:style-name="P64">@SpringBootApplication</text:p>
      <text:p text:style-name="P18">@EnableDiscoveryClient</text:p>
      <text:p text:style-name="P8"><text:span text:style-name="T27">@EnableFeignClients</text:span><text:span text:style-name="T3">(</text:span><text:span text:style-name="T42">"com.atsistemas.cloud.repositorios"</text:span><text:span text:style-name="T3">)</text:span></text:p>
      <text:p text:style-name="P8"><text:span text:style-name="T34">public</text:span><text:span text:style-name="T3"> </text:span><text:span text:style-name="T34">class</text:span><text:span text:style-name="T3"> FrontMsApplication {</text:span></text:p>
      <text:p text:style-name="P8"/>
      <text:p text:style-name="P8"><text:span text:style-name="T3"><text:tab/></text:span><text:span text:style-name="T34">public</text:span><text:span text:style-name="T3"> </text:span><text:span text:style-name="T34">static</text:span><text:span text:style-name="T3"> </text:span><text:span text:style-name="T34">void</text:span><text:span text:style-name="T3"> main(String[] </text:span><text:span text:style-name="T36">args</text:span><text:span text:style-name="T3">) {</text:span></text:p>
      <text:p text:style-name="P8"><text:span text:style-name="T3"><text:tab/><text:tab/>SpringApplication.</text:span><text:span text:style-name="T8">run</text:span><text:span text:style-name="T3">(FrontMsApplication.</text:span><text:span text:style-name="T34">class</text:span><text:span text:style-name="T3">, </text:span><text:span text:style-name="T36">args</text:span><text:span text:style-name="T3">);</text:span></text:p>
      <text:p text:style-name="P21"><text:tab/>}<text:span text:style-name="T55"> </text:span></text:p>
      <text:p text:style-name="P30"/>
      <text:p text:style-name="P74">Prueba de concepto [PoC] Spring Cloud Netflix OSS. (5/5)</text:p>
      <text:p text:style-name="P26"/>
      <text:p text:style-name="P56">5.Implementación API Gateway con Zuul</text:p>
      <text:p text:style-name="P48"/>
      <text:p text:style-name="P49"><text:span text:style-name="Emphasis"><text:span text:style-name="T65">Zuul</text:span></text:span><text:span text:style-name="T74">, como </text:span><text:span text:style-name="Strong_20_Emphasis"><text:span text:style-name="Emphasis"><text:span text:style-name="T75">edge service, </text:span></text:span></text:span><text:span text:style-name="T74">proporciona un punto de entrada a nuestro ecosistema de microservicios, proporcionando capacidades de enrutamiento dinámico, seguridad y monitorización de las llamadas que se realicen, lo que le convierte en una buena solución para implementar el patrón </text:span><text:span text:style-name="Strong_20_Emphasis"><text:span text:style-name="T76">API Gateway.</text:span></text:span><text:span text:style-name="T64"> </text:span></text:p>
      <text:p text:style-name="P49"><text:span text:style-name="T64"/></text:p>
      <text:p text:style-name="P49"><text:span text:style-name="T64">En nuestro caso lo vamos como enrutador. Para ello damos los siguientes pasos</text:span></text:p>
      <text:p text:style-name="P49"><text:span text:style-name="T64"/></text:p>
      <text:p text:style-name="P49"><text:span text:style-name="T64">Creamos otro proyecto Spring Boot: </text:span><text:span text:style-name="T66">ZuulApiGateway</text:span></text:p>
      <text:p text:style-name="P49"><text:span text:style-name="T66"/></text:p>
      <text:p text:style-name="Standard"><text:span text:style-name="T1">Vamos a agregar al </text:span><text:span text:style-name="T2">pom.xml</text:span><text:span text:style-name="T1">:</text:span></text:p>
      <text:p text:style-name="Standard"/>
      <text:p text:style-name="P6"><text:span text:style-name="T4"><text:tab/></text:span><text:span text:style-name="T14">&lt;</text:span><text:span text:style-name="T18">dependencyManagement</text:span><text:span text:style-name="T14">&gt;</text:span></text:p>
      <text:p text:style-name="P8"><text:span text:style-name="T3"><text:tab/><text:tab/></text:span><text:span text:style-name="T13">&lt;</text:span><text:span text:style-name="T17">dependencies</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8"><text:span text:style-name="T3"><text:tab/><text:tab/><text:tab/><text:tab/></text:span><text:span text:style-name="T13">&lt;</text:span><text:span text:style-name="T17">artifactId</text:span><text:span text:style-name="T13">&gt;</text:span><text:span text:style-name="T3">spring-cloud-dependencies</text:span><text:span text:style-name="T13">&lt;/</text:span><text:span text:style-name="T17">artifactId</text:span><text:span text:style-name="T13">&gt;</text:span></text:p>
      <text:p text:style-name="P8"><text:span text:style-name="T3"><text:tab/><text:tab/><text:tab/><text:tab/></text:span><text:span text:style-name="T13">&lt;</text:span><text:span text:style-name="T17">version</text:span><text:span text:style-name="T13">&gt;</text:span><text:span text:style-name="T3">Camden.SR5</text:span><text:span text:style-name="T13">&lt;/</text:span><text:span text:style-name="T17">version</text:span><text:span text:style-name="T13">&gt;</text:span></text:p>
      <text:p text:style-name="P8"><text:span text:style-name="T3"><text:tab/><text:tab/><text:tab/><text:tab/></text:span><text:span text:style-name="T13">&lt;</text:span><text:span text:style-name="T17">type</text:span><text:span text:style-name="T13">&gt;</text:span><text:span text:style-name="T6">pom</text:span><text:span text:style-name="T13">&lt;/</text:span><text:span text:style-name="T17">type</text:span><text:span text:style-name="T13">&gt;</text:span></text:p>
      <text:p text:style-name="P8"><text:span text:style-name="T3"><text:tab/><text:tab/><text:tab/><text:tab/></text:span><text:span text:style-name="T13">&lt;</text:span><text:span text:style-name="T17">scope</text:span><text:span text:style-name="T13">&gt;</text:span><text:span text:style-name="T3">import</text:span><text:span text:style-name="T13">&lt;/</text:span><text:span text:style-name="T17">scope</text:span><text:span text:style-name="T13">&gt;</text:span></text:p>
      <text:p text:style-name="P8"><text:span text:style-name="T3"><text:tab/><text:tab/><text:tab/></text:span><text:span text:style-name="T13">&lt;/</text:span><text:span text:style-name="T17">dependency</text:span><text:span text:style-name="T13">&gt;</text:span></text:p>
      <text:p text:style-name="P8"><text:span text:style-name="T3"><text:tab/><text:tab/></text:span><text:span text:style-name="T13">&lt;/</text:span><text:span text:style-name="T17">dependencies</text:span><text:span text:style-name="T13">&gt;</text:span></text:p>
      <text:p text:style-name="P13"><text:span text:style-name="T7"><text:tab/></text:span><text:span text:style-name="T15">&lt;/</text:span><text:span text:style-name="T19">dependencyManagement</text:span><text:span text:style-name="T15">&gt;</text:span></text:p>
      <text:p text:style-name="P34"/>
      <text:p text:style-name="P13">Y en depencies:</text:p>
      <text:p text:style-name="P13"/>
      <text:p text:style-name="P8"><text:span text:style-name="T3"><text:tab/></text:span><text:span text:style-name="T13">&lt;</text:span><text:span text:style-name="T17">dependency</text:span><text:span text:style-name="T13">&gt;</text:span></text:p>
      <text:p text:style-name="P67"><text:span text:style-name="T3"><text:s text:c="4"/><text:tab/><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67"><text:span text:style-name="T3"><text:s text:c="4"/><text:tab/><text:tab/></text:span><text:span text:style-name="T13">&lt;</text:span><text:span text:style-name="T17">artifactId</text:span><text:span text:style-name="T13">&gt;</text:span><text:span text:style-name="T3">spring-cloud-starter-</text:span><text:span text:style-name="T6">zuul</text:span><text:span text:style-name="T13">&lt;/</text:span><text:span text:style-name="T17">artifactId</text:span><text:span text:style-name="T13">&gt;</text:span></text:p>
      <text:p text:style-name="P67"><text:soft-page-break/><text:span text:style-name="T3"><text:tab/></text:span><text:span text:style-name="T13">&lt;/</text:span><text:span text:style-name="T17">dependency</text:span><text:span text:style-name="T13">&gt;</text:span><text:span text:style-name="T3"> </text:span></text:p>
      <text:p text:style-name="P58"><text:tab/></text:p>
      <text:p text:style-name="P67"><text:span text:style-name="T3"><text:tab/></text:span><text:span text:style-name="T13">&lt;</text:span><text:span text:style-name="T17">dependency</text:span><text:span text:style-name="T13">&gt;</text:span><text:span text:style-name="T3"> <text:s/></text:span></text:p>
      <text:p text:style-name="P67"><text:span text:style-name="T3"><text:tab/> <text:s text:c="3"/><text:tab/></text:span><text:span text:style-name="T13">&lt;</text:span><text:span text:style-name="T17">groupId</text:span><text:span text:style-name="T13">&gt;</text:span><text:span text:style-name="T3">org.springframework.cloud</text:span><text:span text:style-name="T13">&lt;/</text:span><text:span text:style-name="T17">groupId</text:span><text:span text:style-name="T13">&gt;</text:span></text:p>
      <text:p text:style-name="P67"><text:span text:style-name="T3"><text:tab/> <text:s text:c="3"/><text:tab/></text:span><text:span text:style-name="T13">&lt;</text:span><text:span text:style-name="T17">artifactId</text:span><text:span text:style-name="T13">&gt;</text:span><text:span text:style-name="T3">spring-cloud-starter-</text:span><text:span text:style-name="T6">eureka</text:span><text:span text:style-name="T3">-server</text:span><text:span text:style-name="T13">&lt;/</text:span><text:span text:style-name="T17">artifactId</text:span><text:span text:style-name="T13">&gt;</text:span></text:p>
      <text:p text:style-name="P69"><text:span text:style-name="T7"><text:tab/></text:span><text:span text:style-name="T15">&lt;/</text:span><text:span text:style-name="T19">dependency</text:span><text:span text:style-name="T15">&gt;</text:span></text:p>
      <text:p text:style-name="P34"/>
      <text:p text:style-name="P76"><text:span text:style-name="T81">En la clase principal del proyecto agregamos las anotaciones </text:span><text:span text:style-name="T29">@EnableDiscoveryClient</text:span></text:p>
      <text:p text:style-name="P63">@EnableZuulProxy</text:p>
      <text:p text:style-name="P63"><text:span text:style-name="T67"/></text:p>
      <text:p text:style-name="P63"><text:span text:style-name="T54">@SpringBootApplication</text:span></text:p>
      <text:p text:style-name="P63">@EnableDiscoveryClient</text:p>
      <text:p text:style-name="P63">@EnableZuulProxy</text:p>
      <text:p text:style-name="P67"><text:span text:style-name="T34">public</text:span><text:span text:style-name="T3"> </text:span><text:span text:style-name="T34">class</text:span><text:span text:style-name="T3"> ZuulApiGatewayApplication {</text:span></text:p>
      <text:p text:style-name="P67"/>
      <text:p text:style-name="P67"><text:span text:style-name="T3"><text:tab/></text:span><text:span text:style-name="T34">public</text:span><text:span text:style-name="T3"> </text:span><text:span text:style-name="T34">static</text:span><text:span text:style-name="T3"> </text:span><text:span text:style-name="T34">void</text:span><text:span text:style-name="T3"> main(String[] </text:span><text:span text:style-name="T36">args</text:span><text:span text:style-name="T3">) {</text:span></text:p>
      <text:p text:style-name="P67"><text:span text:style-name="T3"><text:tab/><text:tab/>SpringApplication.</text:span><text:span text:style-name="T8">run</text:span><text:span text:style-name="T3">(ZuulApiGatewayApplication.</text:span><text:span text:style-name="T34">class</text:span><text:span text:style-name="T3">, </text:span><text:span text:style-name="T36">args</text:span><text:span text:style-name="T3">);</text:span></text:p>
      <text:p text:style-name="P58"><text:tab/>}</text:p>
      <text:p text:style-name="P58">}</text:p>
      <text:p text:style-name="P49"><text:span text:style-name="T64"/></text:p>
      <text:p text:style-name="P49"><text:span text:style-name="T64">Por último configuramos las propiedades </text:span><text:span text:style-name="T66">applications.yml</text:span></text:p>
      <text:p text:style-name="P61"/>
      <text:p text:style-name="P21"/>
      <text:p text:style-name="P21"/>
      <text:p text:style-name="P27"/>
      <text:p text:style-name="P27"/>
      <text:p text:style-name="P32"># Spring properties</text:p>
      <text:p text:style-name="P73">spring:</text:p>
      <text:p text:style-name="P67"><text:span text:style-name="T3"><text:s text:c="2"/></text:span><text:span text:style-name="T37">application:</text:span></text:p>
      <text:p text:style-name="P67"><text:span text:style-name="T3"><text:s text:c="5"/></text:span><text:span text:style-name="T37">name:</text:span><text:span text:style-name="T3"> edge-service </text:span></text:p>
      <text:p text:style-name="P67"/>
      <text:p text:style-name="P71"># Configuración Zuul</text:p>
      <text:p text:style-name="P73">zuul:</text:p>
      <text:p text:style-name="P67"><text:span text:style-name="T3"><text:s text:c="2"/></text:span><text:span text:style-name="T37">routes:</text:span></text:p>
      <text:p text:style-name="P67"><text:span text:style-name="T3"><text:s text:c="4"/></text:span><text:span text:style-name="T37">web:</text:span></text:p>
      <text:p text:style-name="P67"><text:span text:style-name="T3"><text:s text:c="6"/></text:span><text:span text:style-name="T37">path:</text:span><text:span text:style-name="T3"> /</text:span><text:span text:style-name="T82">**</text:span></text:p>
      <text:p text:style-name="P67"><text:span text:style-name="T3"><text:s text:c="6"/></text:span><text:span text:style-name="T37">serviceId:</text:span><text:span text:style-name="T3"> FRONTMS</text:span></text:p>
      <text:p text:style-name="P67"><text:span text:style-name="T3"><text:s text:c="6"/></text:span><text:span text:style-name="T37">stripPrefix:</text:span><text:span text:style-name="T3"> </text:span><text:span text:style-name="T40">false</text:span></text:p>
      <text:p text:style-name="P67"/>
      <text:p text:style-name="P71"># Localización del servicio de registro</text:p>
      <text:p text:style-name="P73">eureka:</text:p>
      <text:p text:style-name="P67"><text:span text:style-name="T3"><text:s text:c="2"/></text:span><text:span text:style-name="T37">client:</text:span></text:p>
      <text:p text:style-name="P67"><text:span text:style-name="T3"><text:s text:c="4"/></text:span><text:span text:style-name="T37">registerWithEureka:</text:span><text:span text:style-name="T3"> </text:span><text:span text:style-name="T40">false</text:span></text:p>
      <text:p text:style-name="P67"><text:span text:style-name="T3"><text:s text:c="4"/></text:span><text:span text:style-name="T37">serviceUrl:</text:span></text:p>
      <text:p text:style-name="P67"><text:span text:style-name="T3"><text:s text:c="6"/></text:span><text:span text:style-name="T37">defaultZone:</text:span><text:span text:style-name="T3"> http://localhost:1111/eureka/</text:span></text:p>
      <text:p text:style-name="P67"/>
      <text:p text:style-name="P71">#Puerto por el que escucha</text:p>
      <text:p text:style-name="P73">server:</text:p>
      <text:p text:style-name="P67"><text:span text:style-name="T3"><text:s text:c="2"/></text:span><text:span text:style-name="T37">port:</text:span><text:span text:style-name="T3"> 8080</text:span></text:p>
      <text:p text:style-name="P67"><text:span text:style-name="T3"/></text:p>
      <text:p text:style-name="P67"><text:span text:style-name="T3">Con esto diremos que cualquier petición que llegue al puerto 8080 desde el raíz se redirijan al microservicio con id FRONTMS</text:span></text:p>
      <text:p text:style-name="P27"/>
      <text:p text:style-name="P27">Hasta ahora tenemos levantados:</text:p>
      <text:p text:style-name="P27"/>
      <text:p text:style-name="P27">Servicio de registro eureka: localhost:1111</text:p>
      <text:p text:style-name="P27">Microservicio FrontMS: localhost: 2222</text:p>
      <text:p text:style-name="P27">Microservicio BackMs: localhost:3333</text:p>
      <text:p text:style-name="P27">Y si levantamos ZuulApiGateway escuchará en: localhost:8080</text:p>
      <text:p text:style-name="P27"><text:soft-page-break/></text:p>
      <text:p text:style-name="P27">Y si nos vamos a localhost:8080</text:p>
      <text:p text:style-name="P27"/>
      <text:p text:style-name="P27">Zuul nos redijirá al microservicio FrontMS (y no situaremos en la página principal del Front): </text:p>
      <text:p text:style-name="P27"/>
      <text:p text:style-name="P26"><draw:frame draw:style-name="fr4" draw:name="gráficos9" text:anchor-type="paragraph" svg:width="13.377cm" svg:height="6.669cm" draw:z-index="8"><draw:image xlink:href="Pictures/200000070000344200001A0DC07770E1.svm" xlink:type="simple" xlink:show="embed" xlink:actuate="onLoad"/></draw:frame></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erif" svg:font-family="'Noto 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ín De La Cruz Delgado</meta:initial-creator>
    <meta:creation-date>2017-06-13T12:29:48.26</meta:creation-date>
    <dc:date>2017-06-15T12:44:43.56</dc:date>
    <dc:creator>Martín De La Cruz Delgado</dc:creator>
    <meta:editing-duration>PT11H16M37S</meta:editing-duration>
    <meta:editing-cycles>10</meta:editing-cycles>
    <meta:generator>OpenOffice/4.1.3$Win32 OpenOffice.org_project/413m1$Build-9783</meta:generator>
    <meta:document-statistic meta:table-count="0" meta:image-count="10" meta:object-count="0" meta:page-count="16" meta:paragraph-count="408" meta:word-count="1913" meta:character-count="16758"/>
  </office:meta>
</office:document-meta>
</file>